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5" style:family="table-column">
      <style:table-column-properties fo:break-before="auto" style:column-width="195.25pt"/>
    </style:style>
    <style:style style:name="co6" style:family="table-column">
      <style:table-column-properties fo:break-before="auto" style:column-width="105.96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12.2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255.6pt"/>
    </style:style>
    <style:style style:name="co14" style:family="table-column">
      <style:table-column-properties fo:break-before="auto" style:column-width="106.7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24.75pt"/>
    </style:style>
    <style:style style:name="co17" style:family="table-column">
      <style:table-column-properties fo:break-before="auto" style:column-width="178.81pt"/>
    </style:style>
    <style:style style:name="co18" style:family="table-column">
      <style:table-column-properties fo:break-before="auto" style:column-width="118.46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69.9pt"/>
    </style:style>
    <style:style style:name="co21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66ffff"/>
    </style:style>
    <style:style style:name="ce15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666666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pt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3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4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5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6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58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5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2"/>
    <style:style style:name="ce6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/>
          <table:table-cell table:style-name="ce3" table:number-columns-repeated="7"/>
          <table:table-cell table:style-name="ce1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3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19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7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19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7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7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4"/>
        <table:table-column table:style-name="co1" table:default-cell-style-name="ce4"/>
        <table:table-column table:style-name="co1" table:number-columns-repeated="1010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3"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1" calcext:value-type="float">
            <text:p>80.29</text:p>
          </table:table-cell>
          <table:table-cell table:formula="of:=[.E11]*[.G11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formula="of:=[.E12]*[.G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table:formula="of:=[.E13]*[.G13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formula="of:=[.E14]*[.G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table:formula="of:=[.E15]*[.G15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formula="of:=[.E16]*[.G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formula="of:=[.E17]*[.G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formula="of:=[.E18]*[.G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table:formula="of:=[.E19]*[.G19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formula="of:=[.E20]*[.G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table:formula="of:=[.E21]*[.G21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formula="of:=[.E22]*[.G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5" calcext:value-type="float">
            <text:p>86.79</text:p>
          </table:table-cell>
          <table:table-cell table:formula="of:=[.E23]*[.G2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Snatch <text:s/>3 x 3</text:p>
          </table:table-cell>
          <table:table-cell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formula="of:=[.E24]*[.G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formula="of:=[.E25]*[.G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formula="of:=[.E26]*[.G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table:formula="of:=[.E27]*[.G2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formula="of:=[.E28]*[.G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5" calcext:value-type="float">
            <text:p>86.79</text:p>
          </table:table-cell>
          <table:table-cell table:formula="of:=[.E29]*[.G29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formula="of:=[.E30]*[.G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table:formula="of:=[.E31]*[.G31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s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omplexses Power Snatch &amp; Drop Snatch</text:p>
          </table:table-cell>
          <table:table-cell table:style-name="ce2"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table:style-name="ce2" office:value-type="string" calcext:value-type="string">
            <text:p>Complex x3 Snatch x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uscle combi + snatc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In Complex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Drop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Hang Clean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Muscle Clean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/>
          <table:table-cell table:style-name="ce15" office:value-type="string" calcext:value-type="string">
            <text:p><text:s/>Pres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Hang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Muscle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ower Clea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ower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2" office:value-type="string" calcext:value-type="string">
            <text:p>TODO: Adjust Complexses according to prilepin?</text:p>
          </table:table-cell>
          <table:table-cell/>
        </table:table-row>
        <table:table-row table:style-name="ro1">
          <table:table-cell office:value-type="string" calcext:value-type="string">
            <text:p>Complexs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table:style-name="ce4" office:value-type="string" calcext:value-type="string">
            <text:p>Relative Intensity</text:p>
          </table:table-cell>
          <table:table-cell table:style-name="ce2"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 office:value-type="string" calcext:value-type="string">
            <text:p>Clean Pull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5-85 of cle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5</text:p>
          </table:table-cell>
          <table:table-cell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F22]/['1Rm Tables'.B35]" office:value-type="float" office:value="0.833333333333333" calcext:value-type="float">
            <text:p>0.833333333333333</text:p>
          </table:table-cell>
          <table:table-cell/>
          <table:table-cell table:formula="of:=[.F22]*['1Rm Tables'.$B$11]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"/>
          <table:table-cell table:formula="of:=[.H23]*['1Rm Tables'.$B$35]"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formula="of:=[.H22]+0.02" office:value-type="float" office:value="0.853333333333333" calcext:value-type="float">
            <text:p>0.853333333333333</text:p>
          </table:table-cell>
          <table:table-cell/>
          <table:table-cell table:formula="of:=[.F23]*['1Rm Tables'.$B$11]" office:value-type="float" office:value="84.48" calcext:value-type="float">
            <text:p>84.48</text:p>
          </table:table-cell>
        </table:table-row>
        <table:table-row table:style-name="ro1">
          <table:table-cell office:value-type="string" calcext:value-type="string">
            <text:p>Cycle 3</text:p>
          </table:table-cell>
          <table:table-cell table:number-columns-repeated="4"/>
          <table:table-cell table:formula="of:=[.H24]*['1Rm Tables'.$B$35]" office:value-type="float" office:value="0.786" calcext:value-type="float">
            <text:p>0.786</text:p>
          </table:table-cell>
          <table:table-cell office:value-type="float" office:value="4" calcext:value-type="float">
            <text:p>4</text:p>
          </table:table-cell>
          <table:table-cell table:formula="of:=[.H23]+0.02" office:value-type="float" office:value="0.873333333333333" calcext:value-type="float">
            <text:p>0.873333333333333</text:p>
          </table:table-cell>
          <table:table-cell/>
          <table:table-cell table:formula="of:=[.F24]*['1Rm Tables'.$B$11]"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Cycle 4</text:p>
          </table:table-cell>
          <table:table-cell table:number-columns-repeated="4"/>
          <table:table-cell table:formula="of:=[.H25]*['1Rm Tables'.$B$35]" office:value-type="float" office:value="0.804" calcext:value-type="float">
            <text:p>0.804</text:p>
          </table:table-cell>
          <table:table-cell office:value-type="float" office:value="4" calcext:value-type="float">
            <text:p>4</text:p>
          </table:table-cell>
          <table:table-cell table:formula="of:=[.H24]+0.02" office:value-type="float" office:value="0.893333333333333" calcext:value-type="float">
            <text:p>0.893333333333333</text:p>
          </table:table-cell>
          <table:table-cell/>
          <table:table-cell table:formula="of:=[.F25]*['1Rm Tables'.$B$11]" office:value-type="float" office:value="88.44" calcext:value-type="float">
            <text:p>88.44</text:p>
          </table:table-cell>
        </table:table-row>
        <table:table-row table:style-name="ro1">
          <table:table-cell office:value-type="string" calcext:value-type="string">
            <text:p>Cycle 5</text:p>
          </table:table-cell>
          <table:table-cell table:number-columns-repeated="4"/>
          <table:table-cell table:formula="of:=[.H26]*['1Rm Tables'.$B$35]" office:value-type="float" office:value="0.822" calcext:value-type="float">
            <text:p>0.822</text:p>
          </table:table-cell>
          <table:table-cell office:value-type="float" office:value="4" calcext:value-type="float">
            <text:p>4</text:p>
          </table:table-cell>
          <table:table-cell table:formula="of:=[.H25]+0.02" office:value-type="float" office:value="0.913333333333333" calcext:value-type="float">
            <text:p>0.913333333333333</text:p>
          </table:table-cell>
          <table:table-cell/>
          <table:table-cell table:formula="of:=[.F26]*['1Rm Tables'.$B$11]" office:value-type="float" office:value="90.42" calcext:value-type="float">
            <text:p>90.42</text:p>
          </table:table-cell>
        </table:table-row>
        <table:table-row table:style-name="ro1">
          <table:table-cell office:value-type="string" calcext:value-type="string">
            <text:p>Cycle 6</text:p>
          </table:table-cell>
          <table:table-cell table:number-columns-repeated="4"/>
          <table:table-cell table:formula="of:=[.H27]*['1Rm Tables'.$B$35]"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H26]+0.02" office:value-type="float" office:value="0.933333333333333" calcext:value-type="float">
            <text:p>0.933333333333333</text:p>
          </table:table-cell>
          <table:table-cell/>
          <table:table-cell table:formula="of:=[.F27]*['1Rm Tables'.$B$11]"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Power Snatch</text:p>
          </table:table-cell>
          <table:table-cell table:number-columns-repeated="2" office:value-type="string" calcext:value-type="string">
            <text:p>Drop Snatch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29]/['1Rm Tables'.$B$35]" office:value-type="float" office:value="0.777777777777778" calcext:value-type="float">
            <text:p>0.777777777777778</text:p>
          </table:table-cell>
          <table:table-cell table:style-name="ce16"/>
          <table:table-cell table:style-name="ce11" table:formula="of:=[.F29]*['1Rm Tables'.$B$13]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1" table:formula="of:=[.H30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29]+0.02" office:value-type="float" office:value="0.797777777777778" calcext:value-type="float">
            <text:p>0.797777777777778</text:p>
          </table:table-cell>
          <table:table-cell table:style-name="ce16"/>
          <table:table-cell table:style-name="ce11" table:formula="of:=[.F30]*['1Rm Tables'.$B$13]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style-name="ce11" table:formula="of:=[.H31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30]+0.02" office:value-type="float" office:value="0.817777777777778" calcext:value-type="float">
            <text:p>0.817777777777778</text:p>
          </table:table-cell>
          <table:table-cell table:style-name="ce16"/>
          <table:table-cell table:style-name="ce11" table:formula="of:=[.F31]*['1Rm Tables'.$B$13]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style-name="ce12" table:formula="of:=[.H32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1]+0.02" office:value-type="float" office:value="0.837777777777778" calcext:value-type="float">
            <text:p>0.837777777777778</text:p>
          </table:table-cell>
          <table:table-cell table:style-name="ce16"/>
          <table:table-cell table:style-name="ce12" table:formula="of:=[.F32]*['1Rm Tables'.$B$13]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style-name="ce12" table:formula="of:=[.H33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2]+0.02" office:value-type="float" office:value="0.857777777777778" calcext:value-type="float">
            <text:p>0.857777777777778</text:p>
          </table:table-cell>
          <table:table-cell table:style-name="ce16"/>
          <table:table-cell table:style-name="ce12" table:formula="of:=[.F33]*['1Rm Tables'.$B$13]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style-name="ce12" table:formula="of:=[.H34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3]+0.02" office:value-type="float" office:value="0.877777777777778" calcext:value-type="float">
            <text:p>0.877777777777778</text:p>
          </table:table-cell>
          <table:table-cell table:style-name="ce16"/>
          <table:table-cell table:style-name="ce12" table:formula="of:=[.F34]*['1Rm Tables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style-name="ce13" table:formula="of:=[.H35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4]+0.02" office:value-type="float" office:value="0.897777777777778" calcext:value-type="float">
            <text:p>0.897777777777778</text:p>
          </table:table-cell>
          <table:table-cell table:style-name="ce16"/>
          <table:table-cell table:style-name="ce13" table:formula="of:=[.F35]*['1Rm Tables'.$B$13]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style-name="ce13" table:formula="of:=[.H36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5]+0.02" office:value-type="float" office:value="0.917777777777778" calcext:value-type="float">
            <text:p>0.917777777777778</text:p>
          </table:table-cell>
          <table:table-cell table:style-name="ce16"/>
          <table:table-cell table:style-name="ce13" table:formula="of:=[.F36]*['1Rm Tables'.$B$13]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style-name="ce13" table:formula="of:=[.H37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6]+0.02" office:value-type="float" office:value="0.937777777777778" calcext:value-type="float">
            <text:p>0.937777777777778</text:p>
          </table:table-cell>
          <table:table-cell table:style-name="ce16"/>
          <table:table-cell table:style-name="ce13" table:formula="of:=[.F37]*['1Rm Tables'.$B$13]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table:formula="of:=[.H38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37]+0.02" office:value-type="float" office:value="0.957777777777778" calcext:value-type="float">
            <text:p>0.957777777777778</text:p>
          </table:table-cell>
          <table:table-cell table:style-name="ce16"/>
          <table:table-cell table:formula="of:=[.F38]*['1Rm Tables'.$B$13]" office:value-type="float" office:value="68.96" calcext:value-type="float">
            <text:p>68.96</text:p>
          </table:table-cell>
        </table:table-row>
        <table:table-row table:style-name="ro1">
          <table:table-cell office:value-type="string" calcext:value-type="string">
            <text:p>Power Clean</text:p>
          </table:table-cell>
          <table:table-cell table:number-columns-repeated="2"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0-80 of Push Press</text:p>
          </table:table-cell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1">
          <table:table-cell table:number-columns-repeated="5"/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41]/['1Rm Tables'.B35]" office:value-type="float" office:value="0.777777777777778" calcext:value-type="float">
            <text:p>0.777777777777778</text:p>
          </table:table-cell>
          <table:table-cell table:style-name="ce11"/>
          <table:table-cell table:style-name="ce11" table:formula="of:=[.F41]*['1Rm Tables'.$B$5]" office:value-type="float" office:value="71.5053763440863" calcext:value-type="float">
            <text:p>71.5053763440863</text:p>
          </table:table-cell>
        </table:table-row>
        <table:table-row table:style-name="ro1">
          <table:table-cell table:number-columns-repeated="5"/>
          <table:table-cell table:style-name="ce11" table:formula="of:=[.H42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1]+0.02" office:value-type="float" office:value="0.797777777777778" calcext:value-type="float">
            <text:p>0.797777777777778</text:p>
          </table:table-cell>
          <table:table-cell table:style-name="ce11"/>
          <table:table-cell table:style-name="ce11" table:formula="of:=[.F42]*['1Rm Tables'.$B$5]" office:value-type="float" office:value="73.3440860215057" calcext:value-type="float">
            <text:p>73.3440860215057</text:p>
          </table:table-cell>
        </table:table-row>
        <table:table-row table:style-name="ro1">
          <table:table-cell table:number-columns-repeated="5"/>
          <table:table-cell table:style-name="ce11" table:formula="of:=[.H43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2]+0.02" office:value-type="float" office:value="0.817777777777778" calcext:value-type="float">
            <text:p>0.817777777777778</text:p>
          </table:table-cell>
          <table:table-cell table:style-name="ce11"/>
          <table:table-cell table:style-name="ce11" table:formula="of:=[.F43]*['1Rm Tables'.$B$5]" office:value-type="float" office:value="75.182795698925" calcext:value-type="float">
            <text:p>75.182795698925</text:p>
          </table:table-cell>
        </table:table-row>
        <table:table-row table:style-name="ro1">
          <table:table-cell table:number-columns-repeated="5"/>
          <table:table-cell table:style-name="ce12" table:formula="of:=[.H44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3]+0.02" office:value-type="float" office:value="0.837777777777778" calcext:value-type="float">
            <text:p>0.837777777777778</text:p>
          </table:table-cell>
          <table:table-cell table:style-name="ce12"/>
          <table:table-cell table:style-name="ce12" table:formula="of:=[.F44]*['1Rm Tables'.$B$5]" office:value-type="float" office:value="77.0215053763444" calcext:value-type="float">
            <text:p>77.0215053763444</text:p>
          </table:table-cell>
        </table:table-row>
        <table:table-row table:style-name="ro1">
          <table:table-cell table:number-columns-repeated="5"/>
          <table:table-cell table:style-name="ce12" table:formula="of:=[.H45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4]+0.02" office:value-type="float" office:value="0.857777777777778" calcext:value-type="float">
            <text:p>0.857777777777778</text:p>
          </table:table-cell>
          <table:table-cell table:style-name="ce12"/>
          <table:table-cell table:style-name="ce12" table:formula="of:=[.F45]*['1Rm Tables'.$B$5]" office:value-type="float" office:value="78.8602150537638" calcext:value-type="float">
            <text:p>78.8602150537638</text:p>
          </table:table-cell>
        </table:table-row>
        <table:table-row table:style-name="ro1">
          <table:table-cell table:number-columns-repeated="5"/>
          <table:table-cell table:style-name="ce12" table:formula="of:=[.H46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5]+0.02" office:value-type="float" office:value="0.877777777777778" calcext:value-type="float">
            <text:p>0.877777777777778</text:p>
          </table:table-cell>
          <table:table-cell table:style-name="ce12"/>
          <table:table-cell table:style-name="ce12" table:formula="of:=[.F46]*['1Rm Tables'.$B$5]" office:value-type="float" office:value="80.6989247311831" calcext:value-type="float">
            <text:p>80.6989247311831</text:p>
          </table:table-cell>
        </table:table-row>
        <table:table-row table:style-name="ro1">
          <table:table-cell table:number-columns-repeated="5"/>
          <table:table-cell table:style-name="ce13" table:formula="of:=[.H47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6]+0.02" office:value-type="float" office:value="0.897777777777778" calcext:value-type="float">
            <text:p>0.897777777777778</text:p>
          </table:table-cell>
          <table:table-cell table:style-name="ce13"/>
          <table:table-cell table:style-name="ce13" table:formula="of:=[.F47]*['1Rm Tables'.$B$5]" office:value-type="float" office:value="82.5376344086025" calcext:value-type="float">
            <text:p>82.5376344086025</text:p>
          </table:table-cell>
        </table:table-row>
        <table:table-row table:style-name="ro1">
          <table:table-cell table:number-columns-repeated="5"/>
          <table:table-cell table:style-name="ce13" table:formula="of:=[.H48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7]+0.02" office:value-type="float" office:value="0.917777777777778" calcext:value-type="float">
            <text:p>0.917777777777778</text:p>
          </table:table-cell>
          <table:table-cell table:style-name="ce13"/>
          <table:table-cell table:style-name="ce13" table:formula="of:=[.F48]*['1Rm Tables'.$B$5]" office:value-type="float" office:value="84.3763440860218" calcext:value-type="float">
            <text:p>84.3763440860218</text:p>
          </table:table-cell>
        </table:table-row>
        <table:table-row table:style-name="ro1">
          <table:table-cell table:number-columns-repeated="5"/>
          <table:table-cell table:style-name="ce13" table:formula="of:=[.H49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8]+0.02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string" calcext:value-type="string">
            <text:p>f</text:p>
          </table:table-cell>
        </table:table-row>
        <table:table-row table:style-name="ro1">
          <table:table-cell table:number-columns-repeated="5"/>
          <table:table-cell table:formula="of:=[.H50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49]+0.02" office:value-type="float" office:value="0.957777777777778" calcext:value-type="float">
            <text:p>0.957777777777778</text:p>
          </table:table-cell>
          <table:table-cell/>
          <table:table-cell table:style-name="ce16" table:formula="of:=[.F50]*['1Rm Tables'.$B$5]" office:value-type="float" office:value="88.0537634408606" calcext:value-type="float">
            <text:p>88.0537634408606</text:p>
          </table:table-cell>
        </table:table-row>
        <table:table-row table:style-name="ro1">
          <table:table-cell office:value-type="string" calcext:value-type="string">
            <text:p>Clean Pull</text:p>
          </table:table-cell>
          <table:table-cell office:value-type="string" calcext:value-type="string">
            <text:p>Hang Clean</text:p>
          </table:table-cell>
          <table:table-cell office:value-type="string" calcext:value-type="string">
            <text:p>Muscle Clean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60-70 of Clea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F52]/['1Rm Tables'.$B$34]" office:value-type="float" office:value="0.645161290322581" calcext:value-type="float">
            <text:p>0.645161290322581</text:p>
          </table:table-cell>
          <table:table-cell table:style-name="ce11"/>
          <table:table-cell table:style-name="ce11" table:formula="of:=[.F52]*['1Rm Tables'.$B$11]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1" table:formula="of:=[.H53]*['1Rm Tables'.$B$34]" office:value-type="float" office:value="0.6186" calcext:value-type="float">
            <text:p>0.618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2]+0.02" office:value-type="float" office:value="0.665161290322581" calcext:value-type="float">
            <text:p>0.665161290322581</text:p>
          </table:table-cell>
          <table:table-cell table:style-name="ce11"/>
          <table:table-cell table:style-name="ce11" table:formula="of:=[.F53]*['1Rm Tables'.$B$11]" office:value-type="float" office:value="68.046" calcext:value-type="float">
            <text:p>68.046</text:p>
          </table:table-cell>
        </table:table-row>
        <table:table-row table:style-name="ro1">
          <table:table-cell table:number-columns-repeated="5"/>
          <table:table-cell table:style-name="ce11" table:formula="of:=[.H54]*['1Rm Tables'.$B$34]" office:value-type="float" office:value="0.6372" calcext:value-type="float">
            <text:p>0.637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3]+0.02" office:value-type="float" office:value="0.685161290322581" calcext:value-type="float">
            <text:p>0.685161290322581</text:p>
          </table:table-cell>
          <table:table-cell table:style-name="ce11"/>
          <table:table-cell table:style-name="ce11" table:formula="of:=[.F54]*['1Rm Tables'.$B$11]" office:value-type="float" office:value="70.092" calcext:value-type="float">
            <text:p>70.092</text:p>
          </table:table-cell>
        </table:table-row>
        <table:table-row table:style-name="ro1">
          <table:table-cell table:number-columns-repeated="5"/>
          <table:table-cell table:style-name="ce12" table:formula="of:=[.H55]*['1Rm Tables'.$B$34]" office:value-type="float" office:value="0.6558" calcext:value-type="float">
            <text:p>0.655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4]+0.02" office:value-type="float" office:value="0.705161290322581" calcext:value-type="float">
            <text:p>0.705161290322581</text:p>
          </table:table-cell>
          <table:table-cell table:style-name="ce12"/>
          <table:table-cell table:style-name="ce12" table:formula="of:=[.F55]*['1Rm Tables'.$B$11]" office:value-type="float" office:value="72.138" calcext:value-type="float">
            <text:p>72.138</text:p>
          </table:table-cell>
        </table:table-row>
        <table:table-row table:style-name="ro1">
          <table:table-cell table:number-columns-repeated="5"/>
          <table:table-cell table:style-name="ce12" table:formula="of:=[.H56]*['1Rm Tables'.$B$34]" office:value-type="float" office:value="0.6744" calcext:value-type="float">
            <text:p>0.674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5]+0.02" office:value-type="float" office:value="0.725161290322581" calcext:value-type="float">
            <text:p>0.725161290322581</text:p>
          </table:table-cell>
          <table:table-cell table:style-name="ce12"/>
          <table:table-cell table:style-name="ce12" table:formula="of:=[.F56]*['1Rm Tables'.$B$11]" office:value-type="float" office:value="74.184" calcext:value-type="float">
            <text:p>74.184</text:p>
          </table:table-cell>
        </table:table-row>
        <table:table-row table:style-name="ro1">
          <table:table-cell table:number-columns-repeated="5"/>
          <table:table-cell table:style-name="ce12" table:formula="of:=[.H57]*['1Rm Tables'.$B$34]" office:value-type="float" office:value="0.693" calcext:value-type="float">
            <text:p>0.69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6]+0.02" office:value-type="float" office:value="0.745161290322581" calcext:value-type="float">
            <text:p>0.745161290322581</text:p>
          </table:table-cell>
          <table:table-cell table:style-name="ce12"/>
          <table:table-cell table:style-name="ce12" table:formula="of:=[.F57]*['1Rm Tables'.$B$11]" office:value-type="float" office:value="76.23" calcext:value-type="float">
            <text:p>76.23</text:p>
          </table:table-cell>
        </table:table-row>
        <table:table-row table:style-name="ro1">
          <table:table-cell table:number-columns-repeated="5"/>
          <table:table-cell table:style-name="ce13" table:formula="of:=[.H58]*['1Rm Tables'.$B$34]" office:value-type="float" office:value="0.7116" calcext:value-type="float">
            <text:p>0.7116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7]+0.02" office:value-type="float" office:value="0.765161290322581" calcext:value-type="float">
            <text:p>0.765161290322581</text:p>
          </table:table-cell>
          <table:table-cell table:style-name="ce13"/>
          <table:table-cell table:style-name="ce13" table:formula="of:=[.F58]*['1Rm Tables'.$B$11]" office:value-type="float" office:value="78.276" calcext:value-type="float">
            <text:p>78.276</text:p>
          </table:table-cell>
        </table:table-row>
        <table:table-row table:style-name="ro1">
          <table:table-cell table:number-columns-repeated="5"/>
          <table:table-cell table:style-name="ce13" table:formula="of:=[.H59]*['1Rm Tables'.$B$34]" office:value-type="float" office:value="0.7302" calcext:value-type="float">
            <text:p>0.730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8]+0.02" office:value-type="float" office:value="0.785161290322581" calcext:value-type="float">
            <text:p>0.785161290322581</text:p>
          </table:table-cell>
          <table:table-cell table:style-name="ce13"/>
          <table:table-cell table:style-name="ce13" table:formula="of:=[.F59]*['1Rm Tables'.$B$11]" office:value-type="float" office:value="80.322" calcext:value-type="float">
            <text:p>80.322</text:p>
          </table:table-cell>
        </table:table-row>
        <table:table-row table:style-name="ro1">
          <table:table-cell table:number-columns-repeated="5"/>
          <table:table-cell table:style-name="ce13" table:formula="of:=[.H60]*['1Rm Tables'.$B$34]" office:value-type="float" office:value="0.7488" calcext:value-type="float">
            <text:p>0.7488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9]+0.02" office:value-type="float" office:value="0.805161290322581" calcext:value-type="float">
            <text:p>0.805161290322581</text:p>
          </table:table-cell>
          <table:table-cell table:style-name="ce13"/>
          <table:table-cell table:style-name="ce13" table:formula="of:=[.F60]*['1Rm Tables'.$B$11]" office:value-type="float" office:value="82.368" calcext:value-type="float">
            <text:p>82.368</text:p>
          </table:table-cell>
        </table:table-row>
        <table:table-row table:style-name="ro1">
          <table:table-cell office:value-type="string" calcext:value-type="string">
            <text:p>Snatch Pull</text:p>
          </table:table-cell>
          <table:table-cell office:value-type="string" calcext:value-type="string">
            <text:p>Hang Snatch</text:p>
          </table:table-cell>
          <table:table-cell office:value-type="string" calcext:value-type="string">
            <text:p>Muscle Snatch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55-65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62]/['1Rm Tables'.$B$34]" office:value-type="float" office:value="0.591397849462366" calcext:value-type="float">
            <text:p>0.591397849462366</text:p>
          </table:table-cell>
          <table:table-cell/>
          <table:table-cell table:formula="of:=[.F62]*['1Rm Tables'.$B$13]"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table:formula="of:=[.H63]*['1Rm Tables'.$B$34]" office:value-type="float" office:value="0.5686" calcext:value-type="float">
            <text:p>0.5686</text:p>
          </table:table-cell>
          <table:table-cell office:value-type="float" office:value="3" calcext:value-type="float">
            <text:p>3</text:p>
          </table:table-cell>
          <table:table-cell table:formula="of:=[.H62]+0.02" office:value-type="float" office:value="0.611397849462366" calcext:value-type="float">
            <text:p>0.611397849462366</text:p>
          </table:table-cell>
          <table:table-cell/>
          <table:table-cell table:formula="of:=[.F63]*['1Rm Tables'.$B$13]" office:value-type="float" office:value="45.488" calcext:value-type="float">
            <text:p>45.488</text:p>
          </table:table-cell>
        </table:table-row>
        <table:table-row table:style-name="ro1">
          <table:table-cell table:number-columns-repeated="5"/>
          <table:table-cell table:formula="of:=[.H64]*['1Rm Tables'.$B$34]" office:value-type="float" office:value="0.5872" calcext:value-type="float">
            <text:p>0.5872</text:p>
          </table:table-cell>
          <table:table-cell office:value-type="float" office:value="3" calcext:value-type="float">
            <text:p>3</text:p>
          </table:table-cell>
          <table:table-cell table:formula="of:=[.H63]+0.02" office:value-type="float" office:value="0.631397849462366" calcext:value-type="float">
            <text:p>0.631397849462366</text:p>
          </table:table-cell>
          <table:table-cell/>
          <table:table-cell table:formula="of:=[.F64]*['1Rm Tables'.$B$13]" office:value-type="float" office:value="46.976" calcext:value-type="float">
            <text:p>46.976</text:p>
          </table:table-cell>
        </table:table-row>
        <table:table-row table:style-name="ro1">
          <table:table-cell table:number-columns-repeated="5"/>
          <table:table-cell table:formula="of:=[.H65]*['1Rm Tables'.$B$34]" office:value-type="float" office:value="0.6058" calcext:value-type="float">
            <text:p>0.6058</text:p>
          </table:table-cell>
          <table:table-cell office:value-type="float" office:value="3" calcext:value-type="float">
            <text:p>3</text:p>
          </table:table-cell>
          <table:table-cell table:formula="of:=[.H64]+0.02" office:value-type="float" office:value="0.651397849462366" calcext:value-type="float">
            <text:p>0.651397849462366</text:p>
          </table:table-cell>
          <table:table-cell/>
          <table:table-cell table:formula="of:=[.F65]*['1Rm Tables'.$B$13]" office:value-type="float" office:value="48.464" calcext:value-type="float">
            <text:p>48.464</text:p>
          </table:table-cell>
        </table:table-row>
        <table:table-row table:style-name="ro1">
          <table:table-cell table:number-columns-repeated="5"/>
          <table:table-cell table:formula="of:=[.H66]*['1Rm Tables'.$B$34]" office:value-type="float" office:value="0.6244" calcext:value-type="float">
            <text:p>0.6244</text:p>
          </table:table-cell>
          <table:table-cell office:value-type="float" office:value="3" calcext:value-type="float">
            <text:p>3</text:p>
          </table:table-cell>
          <table:table-cell table:formula="of:=[.H65]+0.02" office:value-type="float" office:value="0.671397849462366" calcext:value-type="float">
            <text:p>0.671397849462366</text:p>
          </table:table-cell>
          <table:table-cell/>
          <table:table-cell table:formula="of:=[.F66]*['1Rm Tables'.$B$13]" office:value-type="float" office:value="49.952" calcext:value-type="float">
            <text:p>49.952</text:p>
          </table:table-cell>
        </table:table-row>
        <table:table-row table:style-name="ro1">
          <table:table-cell table:number-columns-repeated="5"/>
          <table:table-cell table:formula="of:=[.H67]*['1Rm Tables'.$B$34]" office:value-type="float" office:value="0.643" calcext:value-type="float">
            <text:p>0.643</text:p>
          </table:table-cell>
          <table:table-cell office:value-type="float" office:value="3" calcext:value-type="float">
            <text:p>3</text:p>
          </table:table-cell>
          <table:table-cell table:formula="of:=[.H66]+0.02" office:value-type="float" office:value="0.691397849462366" calcext:value-type="float">
            <text:p>0.691397849462366</text:p>
          </table:table-cell>
          <table:table-cell/>
          <table:table-cell table:formula="of:=[.F67]*['1Rm Tables'.$B$13]" office:value-type="float" office:value="51.44" calcext:value-type="float">
            <text:p>51.44</text:p>
          </table:table-cell>
        </table:table-row>
        <table:table-row table:style-name="ro1">
          <table:table-cell table:number-columns-repeated="5"/>
          <table:table-cell table:formula="of:=[.H68]*['1Rm Tables'.$B$34]" office:value-type="float" office:value="0.6616" calcext:value-type="float">
            <text:p>0.6616</text:p>
          </table:table-cell>
          <table:table-cell office:value-type="float" office:value="3" calcext:value-type="float">
            <text:p>3</text:p>
          </table:table-cell>
          <table:table-cell table:formula="of:=[.H67]+0.02" office:value-type="float" office:value="0.711397849462366" calcext:value-type="float">
            <text:p>0.711397849462366</text:p>
          </table:table-cell>
          <table:table-cell/>
          <table:table-cell table:formula="of:=[.F68]*['1Rm Tables'.$B$13]" office:value-type="float" office:value="52.928" calcext:value-type="float">
            <text:p>52.928</text:p>
          </table:table-cell>
        </table:table-row>
        <table:table-row table:style-name="ro1">
          <table:table-cell table:number-columns-repeated="5"/>
          <table:table-cell table:formula="of:=[.H69]*['1Rm Tables'.$B$34]" office:value-type="float" office:value="0.6802" calcext:value-type="float">
            <text:p>0.6802</text:p>
          </table:table-cell>
          <table:table-cell office:value-type="float" office:value="3" calcext:value-type="float">
            <text:p>3</text:p>
          </table:table-cell>
          <table:table-cell table:formula="of:=[.H68]+0.02" office:value-type="float" office:value="0.731397849462366" calcext:value-type="float">
            <text:p>0.731397849462366</text:p>
          </table:table-cell>
          <table:table-cell/>
          <table:table-cell table:formula="of:=[.F69]*['1Rm Tables'.$B$13]" office:value-type="float" office:value="54.416" calcext:value-type="float">
            <text:p>54.416</text:p>
          </table:table-cell>
        </table:table-row>
        <table:table-row table:style-name="ro1">
          <table:table-cell table:number-columns-repeated="5"/>
          <table:table-cell table:formula="of:=[.H70]*['1Rm Tables'.$B$34]" office:value-type="float" office:value="0.6988" calcext:value-type="float">
            <text:p>0.6988</text:p>
          </table:table-cell>
          <table:table-cell office:value-type="float" office:value="3" calcext:value-type="float">
            <text:p>3</text:p>
          </table:table-cell>
          <table:table-cell table:formula="of:=[.H69]+0.02" office:value-type="float" office:value="0.751397849462366" calcext:value-type="float">
            <text:p>0.751397849462366</text:p>
          </table:table-cell>
          <table:table-cell/>
          <table:table-cell table:formula="of:=[.F70]*['1Rm Tables'.$B$13]" office:value-type="float" office:value="55.904" calcext:value-type="float">
            <text:p>55.904</text:p>
          </table:table-cell>
        </table:table-row>
        <table:table-row table:style-name="ro1">
          <table:table-cell table:number-columns-repeated="5"/>
          <table:table-cell table:formula="of:=[.H71]*['1Rm Tables'.$B$34]" office:value-type="float" office:value="0.7174" calcext:value-type="float">
            <text:p>0.7174</text:p>
          </table:table-cell>
          <table:table-cell office:value-type="float" office:value="3" calcext:value-type="float">
            <text:p>3</text:p>
          </table:table-cell>
          <table:table-cell table:formula="of:=[.H70]+0.02" office:value-type="float" office:value="0.771397849462366" calcext:value-type="float">
            <text:p>0.771397849462366</text:p>
          </table:table-cell>
          <table:table-cell/>
          <table:table-cell table:formula="of:=[.F71]*['1Rm Tables'.$B$13]" office:value-type="float" office:value="57.392" calcext:value-type="float">
            <text:p>57.39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natch Pull</text:p>
          </table:table-cell>
          <table:table-cell table:number-columns-repeated="2" office:value-type="string" calcext:value-type="string">
            <text:p>Snatch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77777777777778" calcext:value-type="float">
            <text:p>0.777777777777778</text:p>
          </table:table-cell>
          <table:table-cell table:style-name="ce14"/>
          <table:table-cell table:style-name="ce14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" office:value-type="float" office:value="0.718" calcext:value-type="float">
            <text:p>0.71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97777777777778" calcext:value-type="float">
            <text:p>0.797777777777778</text:p>
          </table:table-cell>
          <table:table-cell table:style-name="ce14"/>
          <table:table-cell table:style-name="ce14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style-name="ce14" office:value-type="float" office:value="0.736" calcext:value-type="float">
            <text:p>0.73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817777777777778" calcext:value-type="float">
            <text:p>0.817777777777778</text:p>
          </table:table-cell>
          <table:table-cell table:style-name="ce14"/>
          <table:table-cell table:style-name="ce14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37777777777778" calcext:value-type="float">
            <text:p>0.837777777777778</text:p>
          </table:table-cell>
          <table:table-cell table:style-name="ce12"/>
          <table:table-cell table:style-name="ce12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57777777777778" calcext:value-type="float">
            <text:p>0.857777777777778</text:p>
          </table:table-cell>
          <table:table-cell table:style-name="ce12"/>
          <table:table-cell table:style-name="ce12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77777777777778" calcext:value-type="float">
            <text:p>0.877777777777778</text:p>
          </table:table-cell>
          <table:table-cell table:style-name="ce12"/>
          <table:table-cell table:style-name="ce12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897777777777778" calcext:value-type="float">
            <text:p>0.897777777777778</text:p>
          </table:table-cell>
          <table:table-cell table:style-name="ce13"/>
          <table:table-cell table:style-name="ce13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style-name="ce13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17777777777778" calcext:value-type="float">
            <text:p>0.917777777777778</text:p>
          </table:table-cell>
          <table:table-cell table:style-name="ce13"/>
          <table:table-cell table:style-name="ce13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style-name="ce13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office:value-type="float" office:value="0.957777777777778" calcext:value-type="float">
            <text:p>0.957777777777778</text:p>
          </table:table-cell>
          <table:table-cell/>
          <table:table-cell office:value-type="float" office:value="68.96" calcext:value-type="float">
            <text:p>68.96</text:p>
          </table:table-cell>
        </table:table-row>
      </table:table>
      <table:table table:name="Cycle Heavy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column table:style-name="co1" table:number-columns-repeated="2" table:default-cell-style-name="Default"/>
        <table:table-row table:style-name="ro1">
          <table:table-cell table:style-name="ce17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Har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8"/>
          <table:table-cell table:style-name="ce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table:style-name="ce1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5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4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5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29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5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29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5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string" calcext:value-type="string">
            <text:p>PEAK</text:p>
          </table:table-cell>
          <table:table-cell table:style-name="ce19" table:number-columns-repeated="3"/>
          <table:table-cell table:style-name="ce22"/>
          <table:table-cell table:style-name="ce19"/>
          <table:table-cell table:style-name="ce22" table:number-columns-repeated="6"/>
          <table:table-cell table:style-name="ce22" table:formula="of:=[.H35]*[.E35]" office:value-type="float" office:value="0" calcext:value-type="float">
            <text:p>0.00</text:p>
          </table:table-cell>
          <table:table-cell table:style-name="ce22"/>
          <table:table-cell table:style-name="ce19" table:number-columns-repeated="1007"/>
          <table:table-cell table:style-name="ce23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ce2"/>
        <table:table-column table:style-name="co1" table:number-columns-repeated="4" table:default-cell-style-name="ce2"/>
        <table:table-column table:style-name="co15" table:default-cell-style-name="ce2"/>
        <table:table-column table:style-name="co1" table:default-cell-style-name="ce2"/>
        <table:table-column table:style-name="co11" table:default-cell-style-name="ce2"/>
        <table:table-column table:style-name="co9" table:default-cell-style-name="ce2"/>
        <table:table-column table:style-name="co1" table:number-columns-repeated="1010" table:default-cell-style-name="ce2"/>
        <table:table-row table:style-name="ro2">
          <table:table-cell table:style-name="ce24" office:value-type="string" calcext:value-type="string">
            <text:p>Description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6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24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25"/>
          <table:table-cell table:style-name="ce30"/>
          <table:table-cell table:style-name="ce24"/>
          <table:table-cell table:style-name="ce30"/>
          <table:table-cell table:style-name="ce24" table:number-columns-repeated="2"/>
          <table:table-cell table:style-name="ce3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34"/>
          <table:table-cell table:style-name="ce39"/>
          <table:table-cell table:style-name="ce34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Olymp </text:p>
          </table:table-cell>
          <table:table-cell table:style-name="ce32"/>
          <table:table-cell table:style-name="ce32" office:value-type="string" calcext:value-type="string">
            <text:p>Complexses Power Snatch &amp; Drop Snatch + 3x3 snatch</text:p>
          </table:table-cell>
          <table:table-cell table:style-name="ce1" office:value-type="string" calcext:value-type="string">
            <text:p>Complex x3 Clean x3</text:p>
          </table:table-cell>
          <table:table-cell table:style-name="ce33" office:value-type="string" calcext:value-type="string">
            <text:p>Complexses Clean &amp; Push Press</text:p>
          </table:table-cell>
          <table:table-cell table:style-name="ce1" office:value-type="string" calcext:value-type="string">
            <text:p>Snatch Complex x5</text:p>
          </table:table-cell>
          <table:table-cell table:style-name="ce16"/>
          <table:table-cell table:style-name="ce46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1" table:number-columns-repeated="3"/>
          <table:table-cell table:style-name="ce34"/>
          <table:table-cell table:style-name="ce16"/>
          <table:table-cell table:style-name="ce25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ce34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6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ce34"/>
          <table:table-cell table:style-name="ce1"/>
          <table:table-cell table:style-name="ce34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pull </text:p>
          </table:table-cell>
          <table:table-cell table:style-name="ce33" office:value-type="string" calcext:value-type="string">
            <text:p><text:s/>Deadlift </text:p>
          </table:table-cell>
          <table:table-cell table:style-name="ce32" office:value-type="string" calcext:value-type="string">
            <text:p>Snatch Pull</text:p>
          </table:table-cell>
          <table:table-cell table:style-name="ce16"/>
          <table:table-cell table:style-name="ce32" office:value-type="string" calcext:value-type="string">
            <text:p>Clean Pull</text:p>
          </table:table-cell>
          <table:table-cell table:style-name="ce1" office:value-type="string" calcext:value-type="string">
            <text:p>SLDL</text:p>
          </table:table-cell>
          <table:table-cell table:style-name="ce44"/>
          <table:table-cell table:style-name="ce9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34"/>
          <table:table-cell table:style-name="ce16"/>
          <table:table-cell table:style-name="ce34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16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4" office:value-type="string" calcext:value-type="string">
            <text:p>82-91</text:p>
          </table:table-cell>
          <table:table-cell table:style-name="ce34" office:value-type="string" calcext:value-type="string">
            <text:p>75-90</text:p>
          </table:table-cell>
          <table:table-cell table:style-name="ce16"/>
          <table:table-cell table:style-name="ce31" office:value-type="string" calcext:value-type="string">
            <text:p>75-90</text:p>
          </table:table-cell>
          <table:table-cell table:style-name="ce34" office:value-type="string" calcext:value-type="string">
            <text:p>82-91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25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Line Quads</text:p>
          </table:table-cell>
          <table:table-cell table:style-name="ce33" office:value-type="string" calcext:value-type="string">
            <text:p>OVS </text:p>
          </table:table-cell>
          <table:table-cell table:style-name="ce32" office:value-type="string" calcext:value-type="string">
            <text:p>Backsquat </text:p>
          </table:table-cell>
          <table:table-cell table:style-name="ce40" office:value-type="string" calcext:value-type="string">
            <text:p>Deficit Deadlift</text:p>
          </table:table-cell>
          <table:table-cell table:style-name="ce1" office:value-type="string" calcext:value-type="string">
            <text:p>Paused Backsquat</text:p>
          </table:table-cell>
          <table:table-cell table:style-name="ce16"/>
          <table:table-cell table:style-name="ce44" office:value-type="string" calcext:value-type="string">
            <text:p>FS</text:p>
          </table:table-cell>
          <table:table-cell table:style-name="ce46"/>
          <table:table-cell table:number-columns-repeated="2"/>
          <table:table-cell table:style-name="ce9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5"/>
          <table:table-cell table:style-name="ce25"/>
          <table:table-cell table:style-name="ce41"/>
          <table:table-cell table:style-name="ce25"/>
          <table:table-cell table:style-name="Default"/>
          <table:table-cell table:style-name="ce45"/>
          <table:table-cell table:style-name="ce25"/>
          <table:table-cell table:number-columns-repeated="2"/>
          <table:table-cell table:style-name="ce9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41"/>
          <table:table-cell table:style-name="ce25" office:value-type="float" office:value="4" calcext:value-type="float">
            <text:p>4</text:p>
          </table:table-cell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25"/>
          <table:table-cell table:number-columns-repeated="2"/>
          <table:table-cell table:style-name="ce15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8" office:value-type="string" calcext:value-type="string">
            <text:p>70-85</text:p>
          </table:table-cell>
          <table:table-cell table:style-name="ce25" office:value-type="string" calcext:value-type="string">
            <text:p>82-91</text:p>
          </table:table-cell>
          <table:table-cell table:style-name="ce41" office:value-type="string" calcext:value-type="string">
            <text:p>70-80</text:p>
          </table:table-cell>
          <table:table-cell table:style-name="ce25" office:value-type="string" calcext:value-type="string">
            <text:p>77-85</text:p>
          </table:table-cell>
          <table:table-cell table:style-name="Default"/>
          <table:table-cell table:style-name="ce25" office:value-type="string" calcext:value-type="string">
            <text:p>82-91</text:p>
          </table:table-cell>
          <table:table-cell table:style-name="ce25"/>
          <table:table-cell table:number-columns-repeated="4"/>
          <table:table-cell table:style-name="ce49" office:value-type="string" calcext:value-type="string">
            <text:p>Block Pulls</text:p>
          </table:table-cell>
          <table:table-cell table:style-name="ce15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25"/>
          <table:table-cell table:style-name="ce35"/>
          <table:table-cell table:style-name="ce25"/>
          <table:table-cell table:style-name="ce35"/>
          <table:table-cell table:style-name="ce25" table:number-columns-repeated="2"/>
          <table:table-cell table:style-name="ce35"/>
          <table:table-cell table:style-name="ce25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26" office:value-type="string" calcext:value-type="string">
            <text:p>Line Push</text:p>
          </table:table-cell>
          <table:table-cell table:style-name="ce26"/>
          <table:table-cell table:style-name="Default"/>
          <table:table-cell table:style-name="ce9" office:value-type="string" calcext:value-type="string">
            <text:p>Press</text:p>
          </table:table-cell>
          <table:table-cell/>
          <table:table-cell table:style-name="ce43"/>
          <table:table-cell table:style-name="ce44" office:value-type="string" calcext:value-type="string">
            <text:p>Jerk</text:p>
          </table:table-cell>
          <table:table-cell table:style-name="ce46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5"/>
          <table:table-cell table:style-name="Default"/>
          <table:table-cell table:style-name="ce25" table:number-columns-repeated="3"/>
          <table:table-cell table:style-name="ce45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5"/>
          <table:table-cell table:style-name="Default"/>
          <table:table-cell office:value-type="float" office:value="5" calcext:value-type="float">
            <text:p>5</text:p>
          </table:table-cell>
          <table:table-cell table:style-name="ce25" table:number-columns-repeated="2"/>
          <table:table-cell office:value-type="float" office:value="5" calcext:value-type="float">
            <text:p>5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5"/>
          <table:table-cell table:style-name="Default"/>
          <table:table-cell table:style-name="ce25" office:value-type="string" calcext:value-type="string">
            <text:p>75-90</text:p>
          </table:table-cell>
          <table:table-cell table:style-name="ce25" table:number-columns-repeated="2"/>
          <table:table-cell table:style-name="ce45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5"/>
          <table:table-cell table:style-name="ce27"/>
          <table:table-cell table:style-name="ce35"/>
          <table:table-cell table:style-name="ce27" table:number-columns-repeated="2"/>
          <table:table-cell table:style-name="ce35"/>
          <table:table-cell table:style-name="ce25"/>
          <table:table-cell table:number-columns-repeated="1016"/>
        </table:table-row>
        <table:table-row table:style-name="ro2">
          <table:table-cell table:style-name="ce9"/>
          <table:table-cell table:style-name="ce36"/>
          <table:table-cell table:style-name="ce27"/>
          <table:table-cell table:style-name="ce36"/>
          <table:table-cell table:style-name="ce27" table:number-columns-repeated="2"/>
          <table:table-cell table:style-name="ce26"/>
          <table:table-cell table:style-name="ce9"/>
          <table:table-cell table:number-columns-repeated="1016"/>
        </table:table-row>
        <table:table-row table:style-name="ro2" table:number-rows-repeated="2">
          <table:table-cell table:style-name="ce25"/>
          <table:table-cell table:style-name="ce35"/>
          <table:table-cell table:style-name="ce25"/>
          <table:table-cell table:style-name="ce35"/>
          <table:table-cell table:style-name="ce25" table:number-columns-repeated="2"/>
          <table:table-cell table:style-name="ce28"/>
          <table:table-cell table:style-name="ce25"/>
          <table:table-cell table:number-columns-repeated="1016"/>
        </table:table-row>
        <table:table-row table:style-name="ro2">
          <table:table-cell table:style-name="ce27"/>
          <table:table-cell table:style-name="ce37"/>
          <table:table-cell table:style-name="ce27"/>
          <table:table-cell table:style-name="ce37"/>
          <table:table-cell table:style-name="ce27" table:number-columns-repeated="2"/>
          <table:table-cell table:style-name="ce29"/>
          <table:table-cell table:style-name="ce27"/>
          <table:table-cell table:number-columns-repeated="1016"/>
        </table:table-row>
        <table:table-row table:style-name="ro2">
          <table:table-cell table:style-name="ce26" table:number-columns-repeated="2"/>
          <table:table-cell table:style-name="ce36" table:number-columns-repeated="6"/>
          <table:table-cell table:number-columns-repeated="1016"/>
        </table:table-row>
        <table:table-row table:style-name="ro2">
          <table:table-cell table:style-name="ce28"/>
          <table:table-cell table:style-name="ce38"/>
          <table:table-cell table:style-name="ce30" table:number-columns-repeated="5"/>
          <table:table-cell table:style-name="ce47"/>
          <table:table-cell table:number-columns-repeated="1016"/>
        </table:table-row>
        <table:table-row table:style-name="ro2">
          <table:table-cell table:style-name="ce28" table:number-columns-repeated="2"/>
          <table:table-cell table:style-name="ce35" table:number-columns-repeated="5"/>
          <table:table-cell table:style-name="ce45"/>
          <table:table-cell table:number-columns-repeated="1016"/>
        </table:table-row>
        <table:table-row table:style-name="ro2">
          <table:table-cell table:style-name="ce29" table:number-columns-repeated="2"/>
          <table:table-cell table:style-name="ce37" table:number-columns-repeated="5"/>
          <table:table-cell table:style-name="ce48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" table:default-cell-style-name="ce4"/>
        <table:table-column table:style-name="co18" table:default-cell-style-name="ce6"/>
        <table:table-column table:style-name="co19" table:default-cell-style-name="ce4"/>
        <table:table-column table:style-name="co20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59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59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50" table:number-columns-repeated="2"/>
          <table:table-cell table:style-name="ce50" office:value-type="string" calcext:value-type="string">
            <text:p>not in prilepin because of reps per set</text:p>
          </table:table-cell>
          <table:table-cell table:style-name="ce53" table:formula="of:=[.F10]*['1Rm Tables'.$B$39]" office:value-type="float" office:value="0.6972" calcext:value-type="float">
            <text:p>0.70</text:p>
          </table:table-cell>
          <table:table-cell table:style-name="ce55" table:formula="of:=[.$D$1]" office:value-type="float" office:value="8" calcext:value-type="float">
            <text:p>8</text:p>
          </table:table-cell>
          <table:table-cell table:style-name="ce60" table:formula="of:=[.F9]+0.02" office:value-type="float" office:value="0.860740740740741" calcext:value-type="float">
            <text:p>0.86</text:p>
          </table:table-cell>
          <table:table-cell table:style-name="ce50" office:value-type="float" office:value="4" calcext:value-type="float">
            <text:p>4</text:p>
          </table:table-cell>
          <table:table-cell table:style-name="ce53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53" table:formula="of:=[.F10]*[.G10]" office:value-type="float" office:value="3.44296296296296" calcext:value-type="float">
            <text:p>3.44</text:p>
          </table:table-cell>
          <table:table-cell table:style-name="ce50" table:formula="of:=[.E10]*[.G10]" office:value-type="float" office:value="32" calcext:value-type="float">
            <text:p>32</text:p>
          </table:table-cell>
          <table:table-cell table:style-name="ce50" table:number-columns-repeated="1013"/>
        </table:table-row>
        <table:table-row table:style-name="ro1">
          <table:table-cell table:style-name="ce50" table:number-columns-repeated="3"/>
          <table:table-cell table:style-name="ce53" table:formula="of:=[.F11]*['1Rm Tables'.$B$39]" office:value-type="float" office:value="0.7134" calcext:value-type="float">
            <text:p>0.71</text:p>
          </table:table-cell>
          <table:table-cell table:style-name="ce55" table:formula="of:=[.$D$1]" office:value-type="float" office:value="8" calcext:value-type="float">
            <text:p>8</text:p>
          </table:table-cell>
          <table:table-cell table:style-name="ce60" table:formula="of:=[.F10]+0.02" office:value-type="float" office:value="0.880740740740741" calcext:value-type="float">
            <text:p>0.88</text:p>
          </table:table-cell>
          <table:table-cell table:style-name="ce50" office:value-type="float" office:value="3" calcext:value-type="float">
            <text:p>3</text:p>
          </table:table-cell>
          <table:table-cell table:style-name="ce53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53" table:formula="of:=[.F11]*[.G11]" office:value-type="float" office:value="2.64222222222222" calcext:value-type="float">
            <text:p>2.64</text:p>
          </table:table-cell>
          <table:table-cell table:style-name="ce50" table:formula="of:=[.E11]*[.G11]" office:value-type="float" office:value="24" calcext:value-type="float">
            <text:p>24</text:p>
          </table:table-cell>
          <table:table-cell table:style-name="ce50" table:number-columns-repeated="1013"/>
        </table:table-row>
        <table:table-row table:style-name="ro1">
          <table:table-cell table:style-name="ce50" table:number-columns-repeated="3"/>
          <table:table-cell table:style-name="ce53" table:formula="of:=[.F12]*['1Rm Tables'.$B$39]" office:value-type="float" office:value="0.7296" calcext:value-type="float">
            <text:p>0.73</text:p>
          </table:table-cell>
          <table:table-cell table:style-name="ce55" table:formula="of:=[.$D$1]" office:value-type="float" office:value="8" calcext:value-type="float">
            <text:p>8</text:p>
          </table:table-cell>
          <table:table-cell table:style-name="ce60" table:formula="of:=[.F11]+0.02" office:value-type="float" office:value="0.900740740740741" calcext:value-type="float">
            <text:p>0.90</text:p>
          </table:table-cell>
          <table:table-cell table:style-name="ce50" office:value-type="float" office:value="3" calcext:value-type="float">
            <text:p>3</text:p>
          </table:table-cell>
          <table:table-cell table:style-name="ce53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53" table:formula="of:=[.F12]*[.G12]" office:value-type="float" office:value="2.70222222222222" calcext:value-type="float">
            <text:p>2.70</text:p>
          </table:table-cell>
          <table:table-cell table:style-name="ce50" table:formula="of:=[.E12]*[.G12]" office:value-type="float" office:value="24" calcext:value-type="float">
            <text:p>24</text:p>
          </table:table-cell>
          <table:table-cell table:style-name="ce50" table:number-columns-repeated="1013"/>
        </table:table-row>
        <table:table-row table:style-name="ro1">
          <table:table-cell table:style-name="ce50" table:number-columns-repeated="3"/>
          <table:table-cell table:style-name="ce53" table:formula="of:=[.F13]*['1Rm Tables'.$B$39]" office:value-type="float" office:value="0.7458" calcext:value-type="float">
            <text:p>0.75</text:p>
          </table:table-cell>
          <table:table-cell table:style-name="ce55" table:formula="of:=[.$D$1]" office:value-type="float" office:value="8" calcext:value-type="float">
            <text:p>8</text:p>
          </table:table-cell>
          <table:table-cell table:style-name="ce60" table:formula="of:=[.F12]+0.02" office:value-type="float" office:value="0.920740740740741" calcext:value-type="float">
            <text:p>0.92</text:p>
          </table:table-cell>
          <table:table-cell table:style-name="ce50" office:value-type="float" office:value="3" calcext:value-type="float">
            <text:p>3</text:p>
          </table:table-cell>
          <table:table-cell table:style-name="ce53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53" table:formula="of:=[.F13]*[.G13]" office:value-type="float" office:value="2.76222222222222" calcext:value-type="float">
            <text:p>2.76</text:p>
          </table:table-cell>
          <table:table-cell table:style-name="ce50" table:formula="of:=[.E13]*[.G13]" office:value-type="float" office:value="24" calcext:value-type="float">
            <text:p>24</text:p>
          </table:table-cell>
          <table:table-cell table:style-name="ce50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59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51" table:number-columns-repeated="2"/>
          <table:table-cell table:style-name="ce51" office:value-type="string" calcext:value-type="string">
            <text:p>not in prilepin because of reps per set</text:p>
          </table:table-cell>
          <table:table-cell table:style-name="ce54" table:formula="of:=[.F26]*['1Rm Tables'.$B$38]" office:value-type="float" office:value="0.6996" calcext:value-type="float">
            <text:p>0.70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9" table:formula="of:=[.F25]+0.02" office:value-type="float" office:value="0.84289156626506" calcext:value-type="float">
            <text:p>0.84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54" table:formula="of:=[.F26]*[.G26]" office:value-type="float" office:value="2.52867469879518" calcext:value-type="float">
            <text:p>2.53</text:p>
          </table:table-cell>
          <table:table-cell table:style-name="ce52" table:formula="of:=[.E26]*[.G26]" office:value-type="float" office:value="21" calcext:value-type="float">
            <text:p>21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27]*['1Rm Tables'.$B$38]" office:value-type="float" office:value="0.7162" calcext:value-type="float">
            <text:p>0.72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9" table:formula="of:=[.F26]+0.02" office:value-type="float" office:value="0.86289156626506" calcext:value-type="float">
            <text:p>0.86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54" table:formula="of:=[.F27]*[.G27]" office:value-type="float" office:value="2.58867469879518" calcext:value-type="float">
            <text:p>2.59</text:p>
          </table:table-cell>
          <table:table-cell table:style-name="ce52" table:formula="of:=[.E27]*[.G27]" office:value-type="float" office:value="21" calcext:value-type="float">
            <text:p>21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28]*['1Rm Tables'.$B$38]" office:value-type="float" office:value="0.7328" calcext:value-type="float">
            <text:p>0.73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9" table:formula="of:=[.F27]+0.02" office:value-type="float" office:value="0.88289156626506" calcext:value-type="float">
            <text:p>0.88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54" table:formula="of:=[.F28]*[.G28]" office:value-type="float" office:value="2.64867469879518" calcext:value-type="float">
            <text:p>2.65</text:p>
          </table:table-cell>
          <table:table-cell table:style-name="ce52" table:formula="of:=[.E28]*[.G28]" office:value-type="float" office:value="21" calcext:value-type="float">
            <text:p>21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29]*['1Rm Tables'.$B$38]" office:value-type="float" office:value="0.7494" calcext:value-type="float">
            <text:p>0.75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9" table:formula="of:=[.F28]+0.02" office:value-type="float" office:value="0.90289156626506" calcext:value-type="float">
            <text:p>0.90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54" table:formula="of:=[.F29]*[.G29]" office:value-type="float" office:value="2.70867469879518" calcext:value-type="float">
            <text:p>2.71</text:p>
          </table:table-cell>
          <table:table-cell table:style-name="ce52" table:formula="of:=[.E29]*[.G29]" office:value-type="float" office:value="21" calcext:value-type="float">
            <text:p>21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30]*['1Rm Tables'.$B$38]" office:value-type="float" office:value="0.766" calcext:value-type="float">
            <text:p>0.77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9" table:formula="of:=[.F29]+0.02" office:value-type="float" office:value="0.92289156626506" calcext:value-type="float">
            <text:p>0.92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54" table:formula="of:=[.F30]*[.G30]" office:value-type="float" office:value="2.76867469879518" calcext:value-type="float">
            <text:p>2.77</text:p>
          </table:table-cell>
          <table:table-cell table:style-name="ce52" table:formula="of:=[.E30]*[.G30]" office:value-type="float" office:value="21" calcext:value-type="float">
            <text:p>21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31]*['1Rm Tables'.$B$38]" office:value-type="float" office:value="0.7826" calcext:value-type="float">
            <text:p>0.78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4" table:formula="of:=[.F30]+0.02" office:value-type="float" office:value="0.94289156626506" calcext:value-type="float">
            <text:p>0.94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54" table:formula="of:=[.F31]*[.G31]" office:value-type="float" office:value="2.82867469879518" calcext:value-type="float">
            <text:p>2.83</text:p>
          </table:table-cell>
          <table:table-cell table:style-name="ce52" table:formula="of:=[.E31]*[.G31]" office:value-type="float" office:value="21" calcext:value-type="float">
            <text:p>21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32]*['1Rm Tables'.$B$38]" office:value-type="float" office:value="0.7992" calcext:value-type="float">
            <text:p>0.80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4" table:formula="of:=[.F31]+0.02" office:value-type="float" office:value="0.96289156626506" calcext:value-type="float">
            <text:p>0.96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54" table:formula="of:=[.F32]*[.G32]" office:value-type="float" office:value="1.92578313253012" calcext:value-type="float">
            <text:p>1.93</text:p>
          </table:table-cell>
          <table:table-cell table:style-name="ce51" table:formula="of:=[.E32]*[.G32]" office:value-type="float" office:value="14" calcext:value-type="float">
            <text:p>14</text:p>
          </table:table-cell>
          <table:table-cell table:style-name="ce51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51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44]*['1Rm Tables'.$B$37]" office:value-type="float" office:value="0.7032" calcext:value-type="float">
            <text:p>0.70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9" table:formula="of:=[.F43]+0.02" office:value-type="float" office:value="0.817674418604651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3" table:formula="of:=[.F44]*[.G44]" office:value-type="float" office:value="2.45302325581395" calcext:value-type="float">
            <text:p>2.45</text:p>
          </table:table-cell>
          <table:table-cell table:style-name="ce52" table:formula="of:=[.E44]*[.G44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5]*['1Rm Tables'.$B$37]" office:value-type="float" office:value="0.7204" calcext:value-type="float">
            <text:p>0.72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9" table:formula="of:=[.F44]+0.02" office:value-type="float" office:value="0.837674418604651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3" table:formula="of:=[.F45]*[.G45]" office:value-type="float" office:value="2.51302325581395" calcext:value-type="float">
            <text:p>2.51</text:p>
          </table:table-cell>
          <table:table-cell table:style-name="ce52" table:formula="of:=[.E45]*[.G45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6]*['1Rm Tables'.$B$37]" office:value-type="float" office:value="0.7376" calcext:value-type="float">
            <text:p>0.74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9" table:formula="of:=[.F45]+0.02" office:value-type="float" office:value="0.857674418604651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3" table:formula="of:=[.F46]*[.G46]" office:value-type="float" office:value="2.57302325581395" calcext:value-type="float">
            <text:p>2.57</text:p>
          </table:table-cell>
          <table:table-cell table:style-name="ce52" table:formula="of:=[.E46]*[.G46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7]*['1Rm Tables'.$B$37]" office:value-type="float" office:value="0.7548" calcext:value-type="float">
            <text:p>0.75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9" table:formula="of:=[.F46]+0.02" office:value-type="float" office:value="0.877674418604651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3" table:formula="of:=[.F47]*[.G47]" office:value-type="float" office:value="2.63302325581395" calcext:value-type="float">
            <text:p>2.63</text:p>
          </table:table-cell>
          <table:table-cell table:style-name="ce52" table:formula="of:=[.E47]*[.G47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8]*['1Rm Tables'.$B$37]" office:value-type="float" office:value="0.772" calcext:value-type="float">
            <text:p>0.77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9" table:formula="of:=[.F47]+0.02" office:value-type="float" office:value="0.897674418604651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3" table:formula="of:=[.F48]*[.G48]" office:value-type="float" office:value="2.69302325581395" calcext:value-type="float">
            <text:p>2.69</text:p>
          </table:table-cell>
          <table:table-cell table:style-name="ce52" table:formula="of:=[.E48]*[.G48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9]*['1Rm Tables'.$B$37]" office:value-type="float" office:value="0.7892" calcext:value-type="float">
            <text:p>0.79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9" table:formula="of:=[.F48]+0.02" office:value-type="float" office:value="0.917674418604651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3" table:formula="of:=[.F49]*[.G49]" office:value-type="float" office:value="2.75302325581395" calcext:value-type="float">
            <text:p>2.75</text:p>
          </table:table-cell>
          <table:table-cell table:style-name="ce52" table:formula="of:=[.E49]*[.G49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50]*['1Rm Tables'.$B$37]" office:value-type="float" office:value="0.8064" calcext:value-type="float">
            <text:p>0.81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3" table:formula="of:=[.F49]+0.02" office:value-type="float" office:value="0.937674418604651" calcext:value-type="float">
            <text:p>0.94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3" table:formula="of:=[.F50]*[.G50]" office:value-type="float" office:value="1.8753488372093" calcext:value-type="float">
            <text:p>1.88</text:p>
          </table:table-cell>
          <table:table-cell table:style-name="ce1" table:formula="of:=[.E50]*[.G50]" office:value-type="float" office:value="12" calcext:value-type="float">
            <text:p>12</text:p>
          </table:table-cell>
          <table:table-cell table:style-name="ce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51]*['1Rm Tables'.$B$37]" office:value-type="float" office:value="0.8236" calcext:value-type="float">
            <text:p>0.82</text:p>
          </table:table-cell>
          <table:table-cell table:style-name="ce56" table:formula="of:=[.$D$35]" office:value-type="float" office:value="6" calcext:value-type="float">
            <text:p>6</text:p>
          </table:table-cell>
          <table:table-cell table:style-name="ce54" table:formula="of:=[.F50]+0.02" office:value-type="float" office:value="0.957674418604652" calcext:value-type="float">
            <text:p>0.96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54" table:formula="of:=[.F51]*[.G51]" office:value-type="float" office:value="1.9153488372093" calcext:value-type="float">
            <text:p>1.92</text:p>
          </table:table-cell>
          <table:table-cell table:style-name="ce51" table:formula="of:=[.E51]*[.G51]" office:value-type="float" office:value="12" calcext:value-type="float">
            <text:p>12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52]*['1Rm Tables'.$B$37]" office:value-type="float" office:value="0.8408" calcext:value-type="float">
            <text:p>0.84</text:p>
          </table:table-cell>
          <table:table-cell table:style-name="ce56" table:formula="of:=[.$D$35]" office:value-type="float" office:value="6" calcext:value-type="float">
            <text:p>6</text:p>
          </table:table-cell>
          <table:table-cell table:style-name="ce54" table:formula="of:=[.F51]+0.02" office:value-type="float" office:value="0.977674418604651" calcext:value-type="float">
            <text:p>0.98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54" table:formula="of:=[.F52]*[.G52]" office:value-type="float" office:value="1.9553488372093" calcext:value-type="float">
            <text:p>1.96</text:p>
          </table:table-cell>
          <table:table-cell table:style-name="ce51" table:formula="of:=[.E52]*[.G52]" office:value-type="float" office:value="12" calcext:value-type="float">
            <text:p>12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53]*['1Rm Tables'.$B$37]" office:value-type="float" office:value="0.858" calcext:value-type="float">
            <text:p>0.86</text:p>
          </table:table-cell>
          <table:table-cell table:style-name="ce56" table:formula="of:=[.$D$35]" office:value-type="float" office:value="6" calcext:value-type="float">
            <text:p>6</text:p>
          </table:table-cell>
          <table:table-cell table:style-name="ce54" table:formula="of:=[.F52]+0.02" office:value-type="float" office:value="0.997674418604652" calcext:value-type="float">
            <text:p>1.00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54" table:formula="of:=[.F53]*[.G53]" office:value-type="float" office:value="1.9953488372093" calcext:value-type="float">
            <text:p>2.00</text:p>
          </table:table-cell>
          <table:table-cell table:style-name="ce51" table:formula="of:=[.E53]*[.G53]" office:value-type="float" office:value="12" calcext:value-type="float">
            <text:p>12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54]*['1Rm Tables'.$B$37]" office:value-type="float" office:value="0.8752" calcext:value-type="float">
            <text:p>0.88</text:p>
          </table:table-cell>
          <table:table-cell table:style-name="ce56" table:formula="of:=[.$D$35]" office:value-type="float" office:value="6" calcext:value-type="float">
            <text:p>6</text:p>
          </table:table-cell>
          <table:table-cell table:style-name="ce54" table:formula="of:=[.F53]+0.02" office:value-type="float" office:value="1.01767441860465" calcext:value-type="float">
            <text:p>1.02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54" table:formula="of:=[.F54]*[.G54]" office:value-type="float" office:value="2.0353488372093" calcext:value-type="float">
            <text:p>2.04</text:p>
          </table:table-cell>
          <table:table-cell table:style-name="ce51" table:formula="of:=[.E54]*[.G54]" office:value-type="float" office:value="12" calcext:value-type="float">
            <text:p>12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55]*['1Rm Tables'.$B$37]" office:value-type="float" office:value="0.8924" calcext:value-type="float">
            <text:p>0.89</text:p>
          </table:table-cell>
          <table:table-cell table:style-name="ce56" table:formula="of:=[.$D$35]" office:value-type="float" office:value="6" calcext:value-type="float">
            <text:p>6</text:p>
          </table:table-cell>
          <table:table-cell table:style-name="ce54" table:formula="of:=[.F54]+0.02" office:value-type="float" office:value="1.03767441860465" calcext:value-type="float">
            <text:p>1.04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54" table:formula="of:=[.F55]*[.G55]" office:value-type="float" office:value="2.0753488372093" calcext:value-type="float">
            <text:p>2.08</text:p>
          </table:table-cell>
          <table:table-cell table:style-name="ce51" table:formula="of:=[.E55]*[.G55]" office:value-type="float" office:value="12" calcext:value-type="float">
            <text:p>12</text:p>
          </table:table-cell>
          <table:table-cell table:style-name="ce51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2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2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2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2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2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2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70]*['1Rm Tables'.$B$36]" office:value-type="float" office:value="0.7056" calcext:value-type="float">
            <text:p>0.71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formula="of:=[.F69]+0.02" office:value-type="float" office:value="0.801818181818182" calcext:value-type="float">
            <text:p>0.8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3" table:formula="of:=[.F70]*[.G70]" office:value-type="float" office:value="2.40545454545455" calcext:value-type="float">
            <text:p>2.41</text:p>
          </table:table-cell>
          <table:table-cell table:style-name="ce52" table:formula="of:=[.E70]*[.G70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1]*['1Rm Tables'.$B$36]" office:value-type="float" office:value="0.7232" calcext:value-type="float">
            <text:p>0.72</text:p>
          </table:table-cell>
          <table:table-cell table:style-name="ce5" office:value-type="float" office:value="5" calcext:value-type="float">
            <text:p>5</text:p>
          </table:table-cell>
          <table:table-cell table:style-name="ce59" table:formula="of:=[.F70]+0.02" office:value-type="float" office:value="0.821818181818182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3" table:formula="of:=[.F71]*[.G71]" office:value-type="float" office:value="2.46545454545455" calcext:value-type="float">
            <text:p>2.47</text:p>
          </table:table-cell>
          <table:table-cell table:style-name="ce52" table:formula="of:=[.E71]*[.G71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2]*['1Rm Tables'.$B$36]" office:value-type="float" office:value="0.7408" calcext:value-type="float">
            <text:p>0.74</text:p>
          </table:table-cell>
          <table:table-cell table:style-name="ce5" office:value-type="float" office:value="5" calcext:value-type="float">
            <text:p>5</text:p>
          </table:table-cell>
          <table:table-cell table:style-name="ce59" table:formula="of:=[.F71]+0.02" office:value-type="float" office:value="0.841818181818182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3" table:formula="of:=[.F72]*[.G72]" office:value-type="float" office:value="2.52545454545455" calcext:value-type="float">
            <text:p>2.53</text:p>
          </table:table-cell>
          <table:table-cell table:style-name="ce52" table:formula="of:=[.E72]*[.G7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3]*['1Rm Tables'.$B$36]" office:value-type="float" office:value="0.7584" calcext:value-type="float">
            <text:p>0.76</text:p>
          </table:table-cell>
          <table:table-cell table:style-name="ce5" office:value-type="float" office:value="5" calcext:value-type="float">
            <text:p>5</text:p>
          </table:table-cell>
          <table:table-cell table:style-name="ce59" table:formula="of:=[.F72]+0.02" office:value-type="float" office:value="0.861818181818182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3" table:formula="of:=[.F73]*[.G73]" office:value-type="float" office:value="2.58545454545455" calcext:value-type="float">
            <text:p>2.59</text:p>
          </table:table-cell>
          <table:table-cell table:style-name="ce52" table:formula="of:=[.E73]*[.G7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4]*['1Rm Tables'.$B$36]" office:value-type="float" office:value="0.776" calcext:value-type="float">
            <text:p>0.78</text:p>
          </table:table-cell>
          <table:table-cell table:style-name="ce5" office:value-type="float" office:value="5" calcext:value-type="float">
            <text:p>5</text:p>
          </table:table-cell>
          <table:table-cell table:style-name="ce59" table:formula="of:=[.F73]+0.02" office:value-type="float" office:value="0.881818181818182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3" table:formula="of:=[.F74]*[.G74]" office:value-type="float" office:value="2.64545454545455" calcext:value-type="float">
            <text:p>2.65</text:p>
          </table:table-cell>
          <table:table-cell table:style-name="ce52" table:formula="of:=[.E74]*[.G7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5]*['1Rm Tables'.$B$36]" office:value-type="float" office:value="0.7936" calcext:value-type="float">
            <text:p>0.79</text:p>
          </table:table-cell>
          <table:table-cell table:style-name="ce5" office:value-type="float" office:value="5" calcext:value-type="float">
            <text:p>5</text:p>
          </table:table-cell>
          <table:table-cell table:style-name="ce59" table:formula="of:=[.F74]+0.02" office:value-type="float" office:value="0.901818181818182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3" table:formula="of:=[.F75]*[.G75]" office:value-type="float" office:value="2.70545454545455" calcext:value-type="float">
            <text:p>2.71</text:p>
          </table:table-cell>
          <table:table-cell table:style-name="ce52" table:formula="of:=[.E75]*[.G7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6]*['1Rm Tables'.$B$36]" office:value-type="float" office:value="0.8112" calcext:value-type="float">
            <text:p>0.81</text:p>
          </table:table-cell>
          <table:table-cell table:style-name="ce5" office:value-type="float" office:value="5" calcext:value-type="float">
            <text:p>5</text:p>
          </table:table-cell>
          <table:table-cell table:style-name="ce59" table:formula="of:=[.F75]+0.02" office:value-type="float" office:value="0.921818181818182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3" table:formula="of:=[.F76]*[.G76]" office:value-type="float" office:value="2.76545454545455" calcext:value-type="float">
            <text:p>2.77</text:p>
          </table:table-cell>
          <table:table-cell table:style-name="ce52" table:formula="of:=[.E76]*[.G7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77]*['1Rm Tables'.$B$36]" office:value-type="float" office:value="0.8288" calcext:value-type="float">
            <text:p>0.83</text:p>
          </table:table-cell>
          <table:table-cell table:style-name="ce56" office:value-type="float" office:value="5" calcext:value-type="float">
            <text:p>5</text:p>
          </table:table-cell>
          <table:table-cell table:style-name="ce54" table:formula="of:=[.F76]+0.02" office:value-type="float" office:value="0.941818181818182" calcext:value-type="float">
            <text:p>0.94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54" table:formula="of:=[.F77]*[.G77]" office:value-type="float" office:value="2.82545454545455" calcext:value-type="float">
            <text:p>2.83</text:p>
          </table:table-cell>
          <table:table-cell table:style-name="ce52" table:formula="of:=[.E77]*[.G77]" office:value-type="float" office:value="15" calcext:value-type="float">
            <text:p>15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78]*['1Rm Tables'.$B$36]" office:value-type="float" office:value="0.8464" calcext:value-type="float">
            <text:p>0.85</text:p>
          </table:table-cell>
          <table:table-cell table:style-name="ce56" office:value-type="float" office:value="5" calcext:value-type="float">
            <text:p>5</text:p>
          </table:table-cell>
          <table:table-cell table:style-name="ce54" table:formula="of:=[.F77]+0.02" office:value-type="float" office:value="0.961818181818182" calcext:value-type="float">
            <text:p>0.96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54" table:formula="of:=[.F78]*[.G78]" office:value-type="float" office:value="2.88545454545455" calcext:value-type="float">
            <text:p>2.89</text:p>
          </table:table-cell>
          <table:table-cell table:style-name="ce52" table:formula="of:=[.E78]*[.G78]" office:value-type="float" office:value="15" calcext:value-type="float">
            <text:p>15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79]*['1Rm Tables'.$B$36]" office:value-type="float" office:value="0.864" calcext:value-type="float">
            <text:p>0.86</text:p>
          </table:table-cell>
          <table:table-cell table:style-name="ce56" office:value-type="float" office:value="5" calcext:value-type="float">
            <text:p>5</text:p>
          </table:table-cell>
          <table:table-cell table:style-name="ce54" table:formula="of:=[.F78]+0.02" office:value-type="float" office:value="0.981818181818182" calcext:value-type="float">
            <text:p>0.98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54" table:formula="of:=[.F79]*[.G79]" office:value-type="float" office:value="2.94545454545455" calcext:value-type="float">
            <text:p>2.95</text:p>
          </table:table-cell>
          <table:table-cell table:style-name="ce52" table:formula="of:=[.E79]*[.G79]" office:value-type="float" office:value="15" calcext:value-type="float">
            <text:p>15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80]*['1Rm Tables'.$B$36]" office:value-type="float" office:value="0.8816" calcext:value-type="float">
            <text:p>0.88</text:p>
          </table:table-cell>
          <table:table-cell table:style-name="ce56" office:value-type="float" office:value="5" calcext:value-type="float">
            <text:p>5</text:p>
          </table:table-cell>
          <table:table-cell table:style-name="ce54" table:formula="of:=[.F79]+0.02" office:value-type="float" office:value="1.00181818181818" calcext:value-type="float">
            <text:p>1.00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54" table:formula="of:=[.F80]*[.G80]" office:value-type="float" office:value="3.00545454545455" calcext:value-type="float">
            <text:p>3.01</text:p>
          </table:table-cell>
          <table:table-cell table:style-name="ce52" table:formula="of:=[.E80]*[.G80]" office:value-type="float" office:value="15" calcext:value-type="float">
            <text:p>15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81]*['1Rm Tables'.$B$36]" office:value-type="float" office:value="0.8992" calcext:value-type="float">
            <text:p>0.90</text:p>
          </table:table-cell>
          <table:table-cell table:style-name="ce56" office:value-type="float" office:value="5" calcext:value-type="float">
            <text:p>5</text:p>
          </table:table-cell>
          <table:table-cell table:style-name="ce54" table:formula="of:=[.F80]+0.02" office:value-type="float" office:value="1.02181818181818" calcext:value-type="float">
            <text:p>1.02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54" table:formula="of:=[.F81]*[.G81]" office:value-type="float" office:value="2.04363636363636" calcext:value-type="float">
            <text:p>2.04</text:p>
          </table:table-cell>
          <table:table-cell table:style-name="ce51" table:formula="of:=[.E81]*[.G81]" office:value-type="float" office:value="10" calcext:value-type="float">
            <text:p>10</text:p>
          </table:table-cell>
          <table:table-cell table:style-name="ce51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96]*['1Rm Tables'.$B$35]" office:value-type="float" office:value="0.708" calcext:value-type="float">
            <text:p>0.71</text:p>
          </table:table-cell>
          <table:table-cell table:style-name="ce5" office:value-type="float" office:value="4" calcext:value-type="float">
            <text:p>4</text:p>
          </table:table-cell>
          <table:table-cell table:style-name="ce3" table:formula="of:=[.F95]+0.02" office:value-type="float" office:value="0.786666666666667" calcext:value-type="float">
            <text:p>0.7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3" table:formula="of:=[.F96]*[.G96]" office:value-type="float" office:value="3.93333333333333" calcext:value-type="float">
            <text:p>3.93</text:p>
          </table:table-cell>
          <table:table-cell table:style-name="ce52" table:formula="of:=[.E96]*[.G96]" office:value-type="float" office:value="20" calcext:value-type="float">
            <text:p>20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7]*['1Rm Tables'.$B$35]" office:value-type="float" office:value="0.726" calcext:value-type="float">
            <text:p>0.73</text:p>
          </table:table-cell>
          <table:table-cell table:style-name="ce5" office:value-type="float" office:value="4" calcext:value-type="float">
            <text:p>4</text:p>
          </table:table-cell>
          <table:table-cell table:style-name="ce59" table:formula="of:=[.F96]+0.02" office:value-type="float" office:value="0.806666666666667" calcext:value-type="float">
            <text:p>0.81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3" table:formula="of:=[.F97]*[.G97]" office:value-type="float" office:value="3.22666666666667" calcext:value-type="float">
            <text:p>3.23</text:p>
          </table:table-cell>
          <table:table-cell table:style-name="ce52" table:formula="of:=[.E97]*[.G97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8]*['1Rm Tables'.$B$35]" office:value-type="float" office:value="0.744" calcext:value-type="float">
            <text:p>0.74</text:p>
          </table:table-cell>
          <table:table-cell table:style-name="ce5" office:value-type="float" office:value="4" calcext:value-type="float">
            <text:p>4</text:p>
          </table:table-cell>
          <table:table-cell table:style-name="ce59" table:formula="of:=[.F97]+0.02" office:value-type="float" office:value="0.826666666666667" calcext:value-type="float">
            <text:p>0.83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3" table:formula="of:=[.F98]*[.G98]" office:value-type="float" office:value="3.30666666666667" calcext:value-type="float">
            <text:p>3.31</text:p>
          </table:table-cell>
          <table:table-cell table:style-name="ce52" table:formula="of:=[.E98]*[.G98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9]*['1Rm Tables'.$B$35]" office:value-type="float" office:value="0.762" calcext:value-type="float">
            <text:p>0.76</text:p>
          </table:table-cell>
          <table:table-cell table:style-name="ce5" office:value-type="float" office:value="4" calcext:value-type="float">
            <text:p>4</text:p>
          </table:table-cell>
          <table:table-cell table:style-name="ce59" table:formula="of:=[.F98]+0.02" office:value-type="float" office:value="0.846666666666667" calcext:value-type="float">
            <text:p>0.85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3" table:formula="of:=[.F99]*[.G99]" office:value-type="float" office:value="3.38666666666667" calcext:value-type="float">
            <text:p>3.39</text:p>
          </table:table-cell>
          <table:table-cell table:style-name="ce52" table:formula="of:=[.E99]*[.G99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0]*['1Rm Tables'.$B$35]" office:value-type="float" office:value="0.78" calcext:value-type="float">
            <text:p>0.78</text:p>
          </table:table-cell>
          <table:table-cell table:style-name="ce5" office:value-type="float" office:value="4" calcext:value-type="float">
            <text:p>4</text:p>
          </table:table-cell>
          <table:table-cell table:style-name="ce59" table:formula="of:=[.F99]+0.02" office:value-type="float" office:value="0.866666666666667" calcext:value-type="float">
            <text:p>0.87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3" table:formula="of:=[.F100]*[.G100]" office:value-type="float" office:value="3.46666666666667" calcext:value-type="float">
            <text:p>3.47</text:p>
          </table:table-cell>
          <table:table-cell table:style-name="ce52" table:formula="of:=[.E100]*[.G100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1]*['1Rm Tables'.$B$35]" office:value-type="float" office:value="0.798" calcext:value-type="float">
            <text:p>0.80</text:p>
          </table:table-cell>
          <table:table-cell table:style-name="ce5" office:value-type="float" office:value="4" calcext:value-type="float">
            <text:p>4</text:p>
          </table:table-cell>
          <table:table-cell table:style-name="ce59" table:formula="of:=[.F100]+0.02" office:value-type="float" office:value="0.886666666666667" calcext:value-type="float">
            <text:p>0.89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3" table:formula="of:=[.F101]*[.G101]" office:value-type="float" office:value="3.54666666666667" calcext:value-type="float">
            <text:p>3.55</text:p>
          </table:table-cell>
          <table:table-cell table:style-name="ce52" table:formula="of:=[.E101]*[.G101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2]*['1Rm Tables'.$B$35]" office:value-type="float" office:value="0.816" calcext:value-type="float">
            <text:p>0.82</text:p>
          </table:table-cell>
          <table:table-cell table:style-name="ce56" office:value-type="float" office:value="4" calcext:value-type="float">
            <text:p>4</text:p>
          </table:table-cell>
          <table:table-cell table:style-name="ce59" table:formula="of:=[.F101]+0.02" office:value-type="float" office:value="0.906666666666667" calcext:value-type="float">
            <text:p>0.91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102]*['1Rm Tables'.$B$9]" office:value-type="float" office:value="124.666666666667" calcext:value-type="float">
            <text:p>124.67</text:p>
          </table:table-cell>
          <table:table-cell table:style-name="ce54" table:formula="of:=[.H102]*[.E102]" office:value-type="float" office:value="498.666666666667" calcext:value-type="float">
            <text:p>498.67</text:p>
          </table:table-cell>
          <table:table-cell table:style-name="ce54" table:formula="of:=[.F102]*[.G102]" office:value-type="float" office:value="1.81333333333333" calcext:value-type="float">
            <text:p>1.81</text:p>
          </table:table-cell>
          <table:table-cell table:style-name="ce51" table:formula="of:=[.E102]*[.G102]" office:value-type="float" office:value="8" calcext:value-type="float">
            <text:p>8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3]*['1Rm Tables'.$B$35]" office:value-type="float" office:value="0.834" calcext:value-type="float">
            <text:p>0.83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2]+0.02" office:value-type="float" office:value="0.926666666666667" calcext:value-type="float">
            <text:p>0.93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103]*['1Rm Tables'.$B$9]" office:value-type="float" office:value="127.416666666667" calcext:value-type="float">
            <text:p>127.42</text:p>
          </table:table-cell>
          <table:table-cell table:style-name="ce54" table:formula="of:=[.H103]*[.E103]" office:value-type="float" office:value="509.666666666667" calcext:value-type="float">
            <text:p>509.67</text:p>
          </table:table-cell>
          <table:table-cell table:style-name="ce54" table:formula="of:=[.F103]*[.G103]" office:value-type="float" office:value="1.85333333333333" calcext:value-type="float">
            <text:p>1.85</text:p>
          </table:table-cell>
          <table:table-cell table:style-name="ce51" table:formula="of:=[.E103]*[.G103]" office:value-type="float" office:value="8" calcext:value-type="float">
            <text:p>8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4]*['1Rm Tables'.$B$35]" office:value-type="float" office:value="0.852" calcext:value-type="float">
            <text:p>0.85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3]+0.02" office:value-type="float" office:value="0.946666666666667" calcext:value-type="float">
            <text:p>0.95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104]*['1Rm Tables'.$B$9]" office:value-type="float" office:value="130.166666666667" calcext:value-type="float">
            <text:p>130.17</text:p>
          </table:table-cell>
          <table:table-cell table:style-name="ce54" table:formula="of:=[.H104]*[.E104]" office:value-type="float" office:value="520.666666666667" calcext:value-type="float">
            <text:p>520.67</text:p>
          </table:table-cell>
          <table:table-cell table:style-name="ce54" table:formula="of:=[.F104]*[.G104]" office:value-type="float" office:value="1.89333333333333" calcext:value-type="float">
            <text:p>1.89</text:p>
          </table:table-cell>
          <table:table-cell table:style-name="ce51" table:formula="of:=[.E104]*[.G104]" office:value-type="float" office:value="8" calcext:value-type="float">
            <text:p>8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5]*['1Rm Tables'.$B$35]" office:value-type="float" office:value="0.87" calcext:value-type="float">
            <text:p>0.87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4]+0.02" office:value-type="float" office:value="0.966666666666667" calcext:value-type="float">
            <text:p>0.97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05]*['1Rm Tables'.$B$9]" office:value-type="float" office:value="132.916666666667" calcext:value-type="float">
            <text:p>132.92</text:p>
          </table:table-cell>
          <table:table-cell table:style-name="ce54" table:formula="of:=[.H105]*[.E105]" office:value-type="float" office:value="531.666666666667" calcext:value-type="float">
            <text:p>531.67</text:p>
          </table:table-cell>
          <table:table-cell table:style-name="ce54" table:formula="of:=[.F105]*[.G105]" office:value-type="float" office:value="0.966666666666667" calcext:value-type="float">
            <text:p>0.97</text:p>
          </table:table-cell>
          <table:table-cell table:style-name="ce51" table:formula="of:=[.E105]*[.G105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6]*['1Rm Tables'.$B$35]" office:value-type="float" office:value="0.888" calcext:value-type="float">
            <text:p>0.89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5]+0.02" office:value-type="float" office:value="0.986666666666667" calcext:value-type="float">
            <text:p>0.99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06]*['1Rm Tables'.$B$9]" office:value-type="float" office:value="135.666666666667" calcext:value-type="float">
            <text:p>135.67</text:p>
          </table:table-cell>
          <table:table-cell table:style-name="ce54" table:formula="of:=[.H106]*[.E106]" office:value-type="float" office:value="542.666666666667" calcext:value-type="float">
            <text:p>542.67</text:p>
          </table:table-cell>
          <table:table-cell table:style-name="ce54" table:formula="of:=[.F106]*[.G106]" office:value-type="float" office:value="0.986666666666667" calcext:value-type="float">
            <text:p>0.99</text:p>
          </table:table-cell>
          <table:table-cell table:style-name="ce51" table:formula="of:=[.E106]*[.G106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7]*['1Rm Tables'.$B$35]" office:value-type="float" office:value="0.906" calcext:value-type="float">
            <text:p>0.91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6]+0.02" office:value-type="float" office:value="1.00666666666667" calcext:value-type="float">
            <text:p>1.01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07]*['1Rm Tables'.$B$9]" office:value-type="float" office:value="138.416666666667" calcext:value-type="float">
            <text:p>138.42</text:p>
          </table:table-cell>
          <table:table-cell table:style-name="ce54" table:formula="of:=[.H107]*[.E107]" office:value-type="float" office:value="553.666666666667" calcext:value-type="float">
            <text:p>553.67</text:p>
          </table:table-cell>
          <table:table-cell table:style-name="ce54" table:formula="of:=[.F107]*[.G107]" office:value-type="float" office:value="1.00666666666667" calcext:value-type="float">
            <text:p>1.01</text:p>
          </table:table-cell>
          <table:table-cell table:style-name="ce51" table:formula="of:=[.E107]*[.G107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8]*['1Rm Tables'.$B$35]" office:value-type="float" office:value="0.924" calcext:value-type="float">
            <text:p>0.92</text:p>
          </table:table-cell>
          <table:table-cell table:style-name="ce56" office:value-type="float" office:value="4" calcext:value-type="float">
            <text:p>4</text:p>
          </table:table-cell>
          <table:table-cell table:style-name="ce3" table:formula="of:=[.F107]+0.02" office:value-type="float" office:value="1.02666666666667" calcext:value-type="float">
            <text:p>1.03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54" table:formula="of:=[.F108]*[.G108]" office:value-type="float" office:value="1.02666666666667" calcext:value-type="float">
            <text:p>1.03</text:p>
          </table:table-cell>
          <table:table-cell table:style-name="ce51" table:formula="of:=[.E108]*[.G108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9]*['1Rm Tables'.$B$35]" office:value-type="float" office:value="0.942" calcext:value-type="float">
            <text:p>0.94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8]+0.02" office:value-type="float" office:value="1.04666666666667" calcext:value-type="float">
            <text:p>1.05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54" table:formula="of:=[.F109]*[.G109]" office:value-type="float" office:value="1.04666666666667" calcext:value-type="float">
            <text:p>1.05</text:p>
          </table:table-cell>
          <table:table-cell table:style-name="ce51" table:formula="of:=[.E109]*[.G109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10]*['1Rm Tables'.$B$35]" office:value-type="float" office:value="0.96" calcext:value-type="float">
            <text:p>0.96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9]+0.02" office:value-type="float" office:value="1.06666666666667" calcext:value-type="float">
            <text:p>1.07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54" table:formula="of:=[.F110]*[.G110]" office:value-type="float" office:value="1.06666666666667" calcext:value-type="float">
            <text:p>1.07</text:p>
          </table:table-cell>
          <table:table-cell table:style-name="ce51" table:formula="of:=[.E110]*[.G110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11]*['1Rm Tables'.$B$35]" office:value-type="float" office:value="0.978" calcext:value-type="float">
            <text:p>0.98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10]+0.02" office:value-type="float" office:value="1.08666666666667" calcext:value-type="float">
            <text:p>1.09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54" table:formula="of:=[.F111]*[.G111]" office:value-type="float" office:value="1.08666666666667" calcext:value-type="float">
            <text:p>1.09</text:p>
          </table:table-cell>
          <table:table-cell table:style-name="ce51" table:formula="of:=[.E111]*[.G111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12]*['1Rm Tables'.$B$35]" office:value-type="float" office:value="0.996" calcext:value-type="float">
            <text:p>1.00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11]+0.02" office:value-type="float" office:value="1.10666666666667" calcext:value-type="float">
            <text:p>1.11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54" table:formula="of:=[.F112]*[.G112]" office:value-type="float" office:value="1.10666666666667" calcext:value-type="float">
            <text:p>1.11</text:p>
          </table:table-cell>
          <table:table-cell table:style-name="ce51" table:formula="of:=[.E112]*[.G112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13]*['1Rm Tables'.$B$35]" office:value-type="float" office:value="1.014" calcext:value-type="float">
            <text:p>1.01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12]+0.02" office:value-type="float" office:value="1.12666666666667" calcext:value-type="float">
            <text:p>1.13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54" table:formula="of:=[.F113]*[.G113]" office:value-type="float" office:value="1.12666666666667" calcext:value-type="float">
            <text:p>1.13</text:p>
          </table:table-cell>
          <table:table-cell table:style-name="ce51" table:formula="of:=[.E113]*[.G113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2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2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59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2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59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2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59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2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131]*['1Rm Tables'.$B$34]" office:value-type="float" office:value="0.8046" calcext:value-type="float">
            <text:p>0.80</text:p>
          </table:table-cell>
          <table:table-cell table:style-name="ce5" office:value-type="float" office:value="3" calcext:value-type="float">
            <text:p>3</text:p>
          </table:table-cell>
          <table:table-cell table:style-name="ce59" table:formula="of:=[.F130]+0.02" office:value-type="float" office:value="0.865161290322581" calcext:value-type="float">
            <text:p>0.8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3" table:formula="of:=[.F131]*[.G131]" office:value-type="float" office:value="5.19096774193549" calcext:value-type="float">
            <text:p>5.19</text:p>
          </table:table-cell>
          <table:table-cell table:style-name="ce52" table:formula="of:=[.E131]*[.G131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2]*['1Rm Tables'.$B$34]" office:value-type="float" office:value="0.823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59" table:formula="of:=[.F131]+0.02" office:value-type="float" office:value="0.885161290322581" calcext:value-type="float">
            <text:p>0.8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3" table:formula="of:=[.F132]*[.G132]" office:value-type="float" office:value="4.42580645161291" calcext:value-type="float">
            <text:p>4.43</text:p>
          </table:table-cell>
          <table:table-cell table:style-name="ce52" table:formula="of:=[.E132]*[.G13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3]*['1Rm Tables'.$B$34]" office:value-type="float" office:value="0.8418" calcext:value-type="float">
            <text:p>0.84</text:p>
          </table:table-cell>
          <table:table-cell table:style-name="ce5" office:value-type="float" office:value="3" calcext:value-type="float">
            <text:p>3</text:p>
          </table:table-cell>
          <table:table-cell table:style-name="ce59" table:formula="of:=[.F132]+0.02" office:value-type="float" office:value="0.905161290322581" calcext:value-type="float">
            <text:p>0.91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3" table:formula="of:=[.F133]*[.G133]" office:value-type="float" office:value="4.5258064516129" calcext:value-type="float">
            <text:p>4.53</text:p>
          </table:table-cell>
          <table:table-cell table:style-name="ce52" table:formula="of:=[.E133]*[.G13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4]*['1Rm Tables'.$B$34]" office:value-type="float" office:value="0.8604" calcext:value-type="float">
            <text:p>0.86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3]+0.02" office:value-type="float" office:value="0.925161290322581" calcext:value-type="float">
            <text:p>0.93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3" table:formula="of:=[.F134]*[.G134]" office:value-type="float" office:value="4.62580645161291" calcext:value-type="float">
            <text:p>4.63</text:p>
          </table:table-cell>
          <table:table-cell table:style-name="ce52" table:formula="of:=[.E134]*[.G13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5]*['1Rm Tables'.$B$34]" office:value-type="float" office:value="0.879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4]+0.02" office:value-type="float" office:value="0.945161290322581" calcext:value-type="float">
            <text:p>0.95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3" table:formula="of:=[.F135]*[.G135]" office:value-type="float" office:value="4.72580645161291" calcext:value-type="float">
            <text:p>4.73</text:p>
          </table:table-cell>
          <table:table-cell table:style-name="ce52" table:formula="of:=[.E135]*[.G13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6]*['1Rm Tables'.$B$34]" office:value-type="float" office:value="0.8976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5]+0.02" office:value-type="float" office:value="0.965161290322581" calcext:value-type="float">
            <text:p>0.97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3" table:formula="of:=[.F136]*[.G136]" office:value-type="float" office:value="4.82580645161291" calcext:value-type="float">
            <text:p>4.83</text:p>
          </table:table-cell>
          <table:table-cell table:style-name="ce52" table:formula="of:=[.E136]*[.G13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7]*['1Rm Tables'.$B$34]" office:value-type="float" office:value="0.9162" calcext:value-type="float">
            <text:p>0.92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6]+0.02" office:value-type="float" office:value="0.985161290322581" calcext:value-type="float">
            <text:p>0.99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3" table:formula="of:=[.F137]*[.G137]" office:value-type="float" office:value="1.97032258064516" calcext:value-type="float">
            <text:p>1.97</text:p>
          </table:table-cell>
          <table:table-cell table:style-name="ce52" table:formula="of:=[.E137]*[.G137]" office:value-type="float" office:value="6" calcext:value-type="float">
            <text:p>6</text:p>
          </table:table-cell>
          <table:table-cell table:style-name="ce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38]*['1Rm Tables'.$B$34]" office:value-type="float" office:value="0.9348" calcext:value-type="float">
            <text:p>0.93</text:p>
          </table:table-cell>
          <table:table-cell table:style-name="ce56" office:value-type="float" office:value="3" calcext:value-type="float">
            <text:p>3</text:p>
          </table:table-cell>
          <table:table-cell table:style-name="ce54" table:formula="of:=[.F137]+0.02" office:value-type="float" office:value="1.00516129032258" calcext:value-type="float">
            <text:p>1.01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54" table:formula="of:=[.F138]*[.G138]" office:value-type="float" office:value="2.01032258064516" calcext:value-type="float">
            <text:p>2.01</text:p>
          </table:table-cell>
          <table:table-cell table:style-name="ce51" table:formula="of:=[.E138]*[.G138]" office:value-type="float" office:value="6" calcext:value-type="float">
            <text:p>6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39]*['1Rm Tables'.$B$34]" office:value-type="float" office:value="0.9534" calcext:value-type="float">
            <text:p>0.95</text:p>
          </table:table-cell>
          <table:table-cell table:style-name="ce56" office:value-type="float" office:value="3" calcext:value-type="float">
            <text:p>3</text:p>
          </table:table-cell>
          <table:table-cell table:style-name="ce54" table:formula="of:=[.F138]+0.02" office:value-type="float" office:value="1.02516129032258" calcext:value-type="float">
            <text:p>1.03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54" table:formula="of:=[.F139]*[.G139]" office:value-type="float" office:value="1.02516129032258" calcext:value-type="float">
            <text:p>1.03</text:p>
          </table:table-cell>
          <table:table-cell table:style-name="ce51" table:formula="of:=[.E139]*[.G139]" office:value-type="float" office:value="3" calcext:value-type="float">
            <text:p>3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40]*['1Rm Tables'.$B$34]" office:value-type="float" office:value="0.972" calcext:value-type="float">
            <text:p>0.97</text:p>
          </table:table-cell>
          <table:table-cell table:style-name="ce56" office:value-type="float" office:value="3" calcext:value-type="float">
            <text:p>3</text:p>
          </table:table-cell>
          <table:table-cell table:style-name="ce54" table:formula="of:=[.F139]+0.02" office:value-type="float" office:value="1.04516129032258" calcext:value-type="float">
            <text:p>1.05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54" table:formula="of:=[.F140]*[.G140]" office:value-type="float" office:value="1.04516129032258" calcext:value-type="float">
            <text:p>1.05</text:p>
          </table:table-cell>
          <table:table-cell table:style-name="ce51" table:formula="of:=[.E140]*[.G140]" office:value-type="float" office:value="3" calcext:value-type="float">
            <text:p>3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41]*['1Rm Tables'.$B$34]" office:value-type="float" office:value="0.9906" calcext:value-type="float">
            <text:p>0.99</text:p>
          </table:table-cell>
          <table:table-cell table:style-name="ce56" office:value-type="float" office:value="3" calcext:value-type="float">
            <text:p>3</text:p>
          </table:table-cell>
          <table:table-cell table:style-name="ce54" table:formula="of:=[.F140]+0.02" office:value-type="float" office:value="1.06516129032258" calcext:value-type="float">
            <text:p>1.07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54" table:formula="of:=[.F141]*[.G141]" office:value-type="float" office:value="1.06516129032258" calcext:value-type="float">
            <text:p>1.07</text:p>
          </table:table-cell>
          <table:table-cell table:style-name="ce51" table:formula="of:=[.E141]*[.G141]" office:value-type="float" office:value="3" calcext:value-type="float">
            <text:p>3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42]*['1Rm Tables'.$B$34]" office:value-type="float" office:value="1.0092" calcext:value-type="float">
            <text:p>1.01</text:p>
          </table:table-cell>
          <table:table-cell table:style-name="ce56" office:value-type="float" office:value="3" calcext:value-type="float">
            <text:p>3</text:p>
          </table:table-cell>
          <table:table-cell table:style-name="ce54" table:formula="of:=[.F141]+0.02" office:value-type="float" office:value="1.08516129032258" calcext:value-type="float">
            <text:p>1.09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54" table:formula="of:=[.F142]*[.G142]" office:value-type="float" office:value="1.08516129032258" calcext:value-type="float">
            <text:p>1.09</text:p>
          </table:table-cell>
          <table:table-cell table:style-name="ce51" table:formula="of:=[.E142]*[.G142]" office:value-type="float" office:value="3" calcext:value-type="float">
            <text:p>3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43]*['1Rm Tables'.$B$34]" office:value-type="float" office:value="1.0278" calcext:value-type="float">
            <text:p>1.03</text:p>
          </table:table-cell>
          <table:table-cell table:style-name="ce56" office:value-type="float" office:value="3" calcext:value-type="float">
            <text:p>3</text:p>
          </table:table-cell>
          <table:table-cell table:style-name="ce54" table:formula="of:=[.F142]+0.02" office:value-type="float" office:value="1.10516129032258" calcext:value-type="float">
            <text:p>1.11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54" table:formula="of:=[.F143]*[.G143]" office:value-type="float" office:value="1.10516129032258" calcext:value-type="float">
            <text:p>1.11</text:p>
          </table:table-cell>
          <table:table-cell table:style-name="ce51" table:formula="of:=[.E143]*[.G143]" office:value-type="float" office:value="3" calcext:value-type="float">
            <text:p>3</text:p>
          </table:table-cell>
          <table:table-cell table:style-name="ce51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57" office:value-type="float" office:value="2" calcext:value-type="float">
            <text:p>2</text:p>
          </table:table-cell>
          <table:table-cell table:style-name="ce22" table:formula="of:=[.$D$90]/['1Rm Tables'.$B$33]" office:value-type="float" office:value="0.625" calcext:value-type="float">
            <text:p>0.6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22" table:formula="of:=[.F152]*[.G152]" office:value-type="float" office:value="5.625" calcext:value-type="float">
            <text:p>5.63</text:p>
          </table:table-cell>
          <table:table-cell table:style-name="ce52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3]*['1Rm Tables'.$B$33]" office:value-type="float" office:value="0.6192" calcext:value-type="float">
            <text:p>0.62</text:p>
          </table:table-cell>
          <table:table-cell table:style-name="ce57" office:value-type="float" office:value="2" calcext:value-type="float">
            <text:p>2</text:p>
          </table:table-cell>
          <table:table-cell table:style-name="ce22" table:formula="of:=[.F152]+0.02" office:value-type="float" office:value="0.645" calcext:value-type="float">
            <text:p>0.65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22" table:formula="of:=[.F153]*[.G153]" office:value-type="float" office:value="5.805" calcext:value-type="float">
            <text:p>5.81</text:p>
          </table:table-cell>
          <table:table-cell table:style-name="ce52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4]*['1Rm Tables'.$B$33]" office:value-type="float" office:value="0.6384" calcext:value-type="float">
            <text:p>0.64</text:p>
          </table:table-cell>
          <table:table-cell table:style-name="ce57" office:value-type="float" office:value="2" calcext:value-type="float">
            <text:p>2</text:p>
          </table:table-cell>
          <table:table-cell table:style-name="ce22" table:formula="of:=[.F153]+0.02" office:value-type="float" office:value="0.665" calcext:value-type="float">
            <text:p>0.67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22" table:formula="of:=[.F154]*[.G154]" office:value-type="float" office:value="5.985" calcext:value-type="float">
            <text:p>5.99</text:p>
          </table:table-cell>
          <table:table-cell table:style-name="ce52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5]*['1Rm Tables'.$B$33]" office:value-type="float" office:value="0.6576" calcext:value-type="float">
            <text:p>0.66</text:p>
          </table:table-cell>
          <table:table-cell table:style-name="ce57" office:value-type="float" office:value="2" calcext:value-type="float">
            <text:p>2</text:p>
          </table:table-cell>
          <table:table-cell table:style-name="ce22" table:formula="of:=[.F154]+0.02" office:value-type="float" office:value="0.685" calcext:value-type="float">
            <text:p>0.69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22" table:formula="of:=[.F155]*[.G155]" office:value-type="float" office:value="6.165" calcext:value-type="float">
            <text:p>6.17</text:p>
          </table:table-cell>
          <table:table-cell table:style-name="ce52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6]*['1Rm Tables'.$B$33]" office:value-type="float" office:value="0.6768" calcext:value-type="float">
            <text:p>0.68</text:p>
          </table:table-cell>
          <table:table-cell table:style-name="ce57" office:value-type="float" office:value="2" calcext:value-type="float">
            <text:p>2</text:p>
          </table:table-cell>
          <table:table-cell table:style-name="ce22" table:formula="of:=[.F155]+0.02" office:value-type="float" office:value="0.705" calcext:value-type="float">
            <text:p>0.71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22" table:formula="of:=[.F156]*[.G156]" office:value-type="float" office:value="6.345" calcext:value-type="float">
            <text:p>6.35</text:p>
          </table:table-cell>
          <table:table-cell table:style-name="ce52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7]*['1Rm Tables'.$B$33]" office:value-type="float" office:value="0.696" calcext:value-type="float">
            <text:p>0.70</text:p>
          </table:table-cell>
          <table:table-cell table:style-name="ce57" office:value-type="float" office:value="2" calcext:value-type="float">
            <text:p>2</text:p>
          </table:table-cell>
          <table:table-cell table:style-name="ce22" table:formula="of:=[.F156]+0.02" office:value-type="float" office:value="0.725" calcext:value-type="float">
            <text:p>0.7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22" table:formula="of:=[.F157]*[.G157]" office:value-type="float" office:value="6.525" calcext:value-type="float">
            <text:p>6.53</text:p>
          </table:table-cell>
          <table:table-cell table:style-name="ce52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2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2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2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59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2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59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2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59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59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59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59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$D$90]/['1Rm Tables'.$B$32]" office:value-type="float" office:value="0.6" calcext:value-type="float">
            <text:p>0.6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22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8]*['1Rm Tables'.$B$32]" office:value-type="float" office:value="0.62" calcext:value-type="float">
            <text:p>0.62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77]+0.02" office:value-type="float" office:value="0.62" calcext:value-type="float">
            <text:p>0.62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22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9]*['1Rm Tables'.$B$32]" office:value-type="float" office:value="0.64" calcext:value-type="float">
            <text:p>0.64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78]+0.02" office:value-type="float" office:value="0.64" calcext:value-type="float">
            <text:p>0.64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22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0]*['1Rm Tables'.$B$32]" office:value-type="float" office:value="0.66" calcext:value-type="float">
            <text:p>0.66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79]+0.02" office:value-type="float" office:value="0.66" calcext:value-type="float">
            <text:p>0.66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22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1]*['1Rm Tables'.$B$32]" office:value-type="float" office:value="0.68" calcext:value-type="float">
            <text:p>0.68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80]+0.02" office:value-type="float" office:value="0.68" calcext:value-type="float">
            <text:p>0.68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22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2]*['1Rm Tables'.$B$32]" office:value-type="float" office:value="0.7" calcext:value-type="float">
            <text:p>0.70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81]+0.02" office:value-type="float" office:value="0.7" calcext:value-type="float">
            <text:p>0.7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22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3]*['1Rm Tables'.$B$32]" office:value-type="float" office:value="0.72" calcext:value-type="float">
            <text:p>0.72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82]+0.02" office:value-type="float" office:value="0.72" calcext:value-type="float">
            <text:p>0.72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22" table:formula="of:=[.F183]*[.G183]" office:value-type="float" office:value="5.04" calcext:value-type="float">
            <text:p>5.04</text:p>
          </table:table-cell>
          <table:table-cell table:style-name="ce19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4]*['1Rm Tables'.$B$32]" office:value-type="float" office:value="0.74" calcext:value-type="float">
            <text:p>0.74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83]+0.02" office:value-type="float" office:value="0.74" calcext:value-type="float">
            <text:p>0.74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22" table:formula="of:=[.F184]*[.G184]" office:value-type="float" office:value="5.18" calcext:value-type="float">
            <text:p>5.18</text:p>
          </table:table-cell>
          <table:table-cell table:style-name="ce19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5]*['1Rm Tables'.$B$32]" office:value-type="float" office:value="0.76" calcext:value-type="float">
            <text:p>0.76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84]+0.02" office:value-type="float" office:value="0.76" calcext:value-type="float">
            <text:p>0.76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22" table:formula="of:=[.F185]*[.G185]" office:value-type="float" office:value="5.32" calcext:value-type="float">
            <text:p>5.32</text:p>
          </table:table-cell>
          <table:table-cell table:style-name="ce19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6]*['1Rm Tables'.$B$32]" office:value-type="float" office:value="0.78" calcext:value-type="float">
            <text:p>0.78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85]+0.02" office:value-type="float" office:value="0.78" calcext:value-type="float">
            <text:p>0.78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22" table:formula="of:=[.F186]*[.G186]" office:value-type="float" office:value="5.46" calcext:value-type="float">
            <text:p>5.46</text:p>
          </table:table-cell>
          <table:table-cell table:style-name="ce19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3" table:formula="of:=[.F187]*['1Rm Tables'.$B$32]" office:value-type="float" office:value="0.8" calcext:value-type="float">
            <text:p>0.8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86]+0.02" office:value-type="float" office:value="0.8" calcext:value-type="float">
            <text:p>0.8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3" table:formula="of:=[.F187]*[.G187]" office:value-type="float" office:value="3.2" calcext:value-type="float">
            <text:p>3.20</text:p>
          </table:table-cell>
          <table:table-cell table:style-name="ce1" table:formula="of:=[.E187]*[.G187]" office:value-type="float" office:value="4" calcext:value-type="float">
            <text:p>4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8]*['1Rm Tables'.$B$32]" office:value-type="float" office:value="0.82" calcext:value-type="float">
            <text:p>0.82</text:p>
          </table:table-cell>
          <table:table-cell table:style-name="ce5" office:value-type="float" office:value="1" calcext:value-type="float">
            <text:p>1</text:p>
          </table:table-cell>
          <table:table-cell table:style-name="ce59" table:formula="of:=[.F187]+0.02" office:value-type="float" office:value="0.82" calcext:value-type="float">
            <text:p>0.8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3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9]*['1Rm Tables'.$B$32]" office:value-type="float" office:value="0.84" calcext:value-type="float">
            <text:p>0.84</text:p>
          </table:table-cell>
          <table:table-cell table:style-name="ce5" office:value-type="float" office:value="1" calcext:value-type="float">
            <text:p>1</text:p>
          </table:table-cell>
          <table:table-cell table:style-name="ce59" table:formula="of:=[.F188]+0.02" office:value-type="float" office:value="0.84" calcext:value-type="float">
            <text:p>0.8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3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0]*['1Rm Tables'.$B$32]" office:value-type="float" office:value="0.86" calcext:value-type="float">
            <text:p>0.86</text:p>
          </table:table-cell>
          <table:table-cell table:style-name="ce5" office:value-type="float" office:value="1" calcext:value-type="float">
            <text:p>1</text:p>
          </table:table-cell>
          <table:table-cell table:style-name="ce59" table:formula="of:=[.F189]+0.02" office:value-type="float" office:value="0.86" calcext:value-type="float">
            <text:p>0.8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3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1]*['1Rm Tables'.$B$32]" office:value-type="float" office:value="0.88" calcext:value-type="float">
            <text:p>0.88</text:p>
          </table:table-cell>
          <table:table-cell table:style-name="ce5" office:value-type="float" office:value="1" calcext:value-type="float">
            <text:p>1</text:p>
          </table:table-cell>
          <table:table-cell table:style-name="ce59" table:formula="of:=[.F190]+0.02" office:value-type="float" office:value="0.88" calcext:value-type="float">
            <text:p>0.8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3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2]*['1Rm Tables'.$B$32]" office:value-type="float" office:value="0.9" calcext:value-type="float">
            <text:p>0.90</text:p>
          </table:table-cell>
          <table:table-cell table:style-name="ce5" office:value-type="float" office:value="1" calcext:value-type="float">
            <text:p>1</text:p>
          </table:table-cell>
          <table:table-cell table:style-name="ce59" table:formula="of:=[.F191]+0.02" office:value-type="float" office:value="0.9" calcext:value-type="float">
            <text:p>0.9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3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3]*['1Rm Tables'.$B$32]" office:value-type="float" office:value="0.92" calcext:value-type="float">
            <text:p>0.92</text:p>
          </table:table-cell>
          <table:table-cell table:style-name="ce5" office:value-type="float" office:value="1" calcext:value-type="float">
            <text:p>1</text:p>
          </table:table-cell>
          <table:table-cell table:style-name="ce59" table:formula="of:=[.F192]+0.02" office:value-type="float" office:value="0.92" calcext:value-type="float">
            <text:p>0.9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3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4]*['1Rm Tables'.$B$32]" office:value-type="float" office:value="0.94" calcext:value-type="float">
            <text:p>0.9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3]+0.02" office:value-type="float" office:value="0.94" calcext:value-type="float">
            <text:p>0.9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3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5]*['1Rm Tables'.$B$32]" office:value-type="float" office:value="0.96" calcext:value-type="float">
            <text:p>0.9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4]+0.02" office:value-type="float" office:value="0.96" calcext:value-type="float">
            <text:p>0.9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3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6]*['1Rm Tables'.$B$32]" office:value-type="float" office:value="0.98" calcext:value-type="float">
            <text:p>0.98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5]+0.02" office:value-type="float" office:value="0.98" calcext:value-type="float">
            <text:p>0.9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3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7]*['1Rm Tables'.$B$32]" office:value-type="float" office:value="1" calcext:value-type="float">
            <text:p>1.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6]+0.02" office:value-type="float" office:value="1" calcext:value-type="float">
            <text:p>1.0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3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8]*['1Rm Tables'.$B$32]" office:value-type="float" office:value="1.02" calcext:value-type="float">
            <text:p>1.02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7]+0.02" office:value-type="float" office:value="1.02" calcext:value-type="float">
            <text:p>1.0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3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9]*['1Rm Tables'.$B$32]" office:value-type="float" office:value="1.04" calcext:value-type="float">
            <text:p>1.0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8]+0.02" office:value-type="float" office:value="1.04" calcext:value-type="float">
            <text:p>1.0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3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200]*['1Rm Tables'.$B$32]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9]+0.02" office:value-type="float" office:value="1.06" calcext:value-type="float">
            <text:p>1.0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3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2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9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=</text:p>
          </table:table-cell>
          <table:table-cell table:style-name="ce58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6" table:default-cell-style-name="Default"/>
        <table:table-column table:style-name="co21" table:default-cell-style-name="ce62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61"/>
          <table:table-cell table:style-name="ce63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61" office:value-type="string" calcext:value-type="string">
            <text:p>Deadlift</text:p>
          </table:table-cell>
          <table:table-cell table:style-name="ce64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61" office:value-type="string" calcext:value-type="string">
            <text:p>Push Press</text:p>
          </table:table-cell>
          <table:table-cell table:style-name="ce63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61" office:value-type="string" calcext:value-type="string">
            <text:p>Jerk</text:p>
          </table:table-cell>
          <table:table-cell table:style-name="ce65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61" office:value-type="string" calcext:value-type="string">
            <text:p>Press</text:p>
          </table:table-cell>
          <table:table-cell table:style-name="ce63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61" office:value-type="string" calcext:value-type="string">
            <text:p>OVS</text:p>
          </table:table-cell>
          <table:table-cell table:style-name="ce66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61" office:value-type="string" calcext:value-type="string">
            <text:p>Back Squat</text:p>
          </table:table-cell>
          <table:table-cell table:style-name="ce63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61" office:value-type="string" calcext:value-type="string">
            <text:p>Front Squat</text:p>
          </table:table-cell>
          <table:table-cell table:style-name="ce63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61" office:value-type="string" calcext:value-type="string">
            <text:p>Clean</text:p>
          </table:table-cell>
          <table:table-cell table:style-name="ce63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61" office:value-type="string" calcext:value-type="string">
            <text:p>Clean Pull</text:p>
          </table:table-cell>
          <table:table-cell table:style-name="ce63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61" office:value-type="string" calcext:value-type="string">
            <text:p>Snatch</text:p>
          </table:table-cell>
          <table:table-cell table:style-name="ce63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61" office:value-type="string" calcext:value-type="string">
            <text:p>Snatch pull</text:p>
          </table:table-cell>
          <table:table-cell table:style-name="ce63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61" office:value-type="string" calcext:value-type="string">
            <text:p>Power Clean</text:p>
          </table:table-cell>
          <table:table-cell table:style-name="ce63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61" office:value-type="string" calcext:value-type="string">
            <text:p>Power Snatch</text:p>
          </table:table-cell>
          <table:table-cell table:style-name="ce63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61" office:value-type="string" calcext:value-type="string">
            <text:p>CG Deficit Deadlift</text:p>
          </table:table-cell>
          <table:table-cell table:style-name="ce67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61" office:value-type="string" calcext:value-type="string">
            <text:p>Snatch Deadlift</text:p>
          </table:table-cell>
          <table:table-cell table:style-name="ce63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61" office:value-type="string" calcext:value-type="string">
            <text:p>Paused Deadlift/ Stiff Leg</text:p>
          </table:table-cell>
          <table:table-cell table:style-name="ce63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61" office:value-type="string" calcext:value-type="string">
            <text:p>Clean Combination</text:p>
          </table:table-cell>
          <table:table-cell table:style-name="ce63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61" office:value-type="string" calcext:value-type="string">
            <text:p>Snatch Combination</text:p>
          </table:table-cell>
          <table:table-cell table:style-name="ce63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9" office:value-type="string" calcext:value-type="string">
            <text:p>Burn Squat</text:p>
          </table:table-cell>
          <table:table-cell table:style-name="ce68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9" office:value-type="string" calcext:value-type="string">
            <text:p>Clean and Jerk</text:p>
          </table:table-cell>
          <table:table-cell table:style-name="ce68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9" office:value-type="string" calcext:value-type="string">
            <text:p>SLDL</text:p>
          </table:table-cell>
          <table:table-cell table:style-name="ce68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9"/>
          <table:table-cell table:style-name="ce68"/>
          <table:table-cell/>
        </table:table-row>
        <table:table-row table:style-name="ro2" table:number-rows-repeated="2">
          <table:table-cell table:style-name="ce35"/>
          <table:table-cell table:style-name="ce69"/>
          <table:table-cell/>
        </table:table-row>
        <table:table-row table:style-name="ro2">
          <table:table-cell table:style-name="ce9"/>
          <table:table-cell table:style-name="ce68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68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68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68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68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68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68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68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68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68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68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ycle Back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1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00000000002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8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1:10:59.438909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4-30T11:25:57.738996287</dc:date>
    <meta:editing-duration>PT12H23M5S</meta:editing-duration>
    <meta:editing-cycles>29</meta:editing-cycles>
    <meta:generator>LibreOffice/5.2.7.2$Linux_X86_64 LibreOffice_project/20m0$Build-2</meta:generator>
    <meta:document-statistic meta:table-count="10" meta:cell-count="2804" meta:object-count="0"/>
  </office:meta>
</office:document-meta>
</file>